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2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text-align-source="value-type" style:repeat-content="false" style:vertical-align="middle"/>
      <style:paragraph-properties fo:margin-left="0in"/>
    </style:style>
    <style:style style:name="ce6" style:family="table-cell" style:parent-style-name="Default">
      <style:table-cell-properties style:text-align-source="value-type" style:repeat-content="false"/>
      <style:paragraph-properties fo:margin-left="0in"/>
    </style:style>
    <style:style style:name="ce1" style:family="table-cell" style:parent-style-name="Default" style:data-style-name="N2">
      <style:table-cell-properties style:rotation-align="none"/>
    </style:style>
    <style:style style:name="ce8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ooo:event-listeners>
          <script:event-listener script:language="ooo:script" script:event-name="office:content-changed" xlink:href="vnd.sun.star.script:Standard.Module1.RefreshAutoFilter?language=Basic&amp;location=document" xlink:type="simple"/>
        </officeooo:event-listeners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2" office:value-type="string" calcext:value-type="string" table:number-columns-spanned="12" table:number-rows-spanned="2">
            <text:p>ロボットとアンテナ間に回転中心がないとき</text:p>
          </table:table-cell>
          <table:covered-table-cell table:number-columns-repeated="11"/>
          <table:table-cell table:number-columns-repeated="1012"/>
        </table:table-row>
        <table:table-row table:style-name="ro1">
          <table:covered-table-cell table:number-columns-repeated="12"/>
          <table:table-cell table:number-columns-repeated="1012"/>
        </table:table-row>
        <table:table-row table:style-name="ro1">
          <table:table-cell office:value-type="string" calcext:value-type="string">
            <text:p>radius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_mode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wait_ms</text:p>
          </table:table-cell>
          <table:table-cell office:value-type="string" calcext:value-type="string">
            <text:p>fine</text:p>
          </table:table-cell>
          <table:table-cell/>
          <table:table-cell office:value-type="string" calcext:value-type="string">
            <text:p>filler</text:p>
          </table:table-cell>
          <table:table-cell/>
          <table:table-cell table:formula="of:=([.B3]+1.1)" office:value-type="float" office:value="1.5" calcext:value-type="float">
            <text:p>1.5</text:p>
          </table:table-cell>
          <table:table-cell table:formula="of:=[.$N3]*COS([.$B4]*PI()/180)" office:value-type="float" office:value="1.40953893117886" calcext:value-type="float">
            <text:p>1.40953893117886</text:p>
          </table:table-cell>
          <table:table-cell table:formula="of:=[.$N3]*SIN([.$B4]*PI()/180)" office:value-type="float" office:value="0.513030214988503" calcext:value-type="float">
            <text:p>0.51303021498850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ampling</text:p>
          </table:table-cell>
          <table:table-cell office:value-type="float" office:value="20" calcext:value-type="float">
            <text:p>20</text:p>
          </table:table-cell>
          <table:table-cell table:style-name="ce1" table:formula="of:=[.$B$3]*COS([.$H4]*PI()/180)" office:value-type="float" office:value="0.4" calcext:value-type="float">
            <text:p>0.40</text:p>
          </table:table-cell>
          <table:table-cell table:style-name="ce1" table:formula="of:=[.$B$3]*SIN([.$H4]*PI()/180)" office:value-type="float" office:value="0" calcext:value-type="float">
            <text:p>0.00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4];[.$B$4])" office:value-type="float" office:value="0" calcext:value-type="float">
            <text:p>0</text:p>
          </table:table-cell>
          <table:table-cell/>
          <table:table-cell table:formula="of:=SQRT(POWER(ABS([.$N3]-[.$O3]); 2) + POWER([.$P3];2))" office:value-type="float" office:value="0.520944533000791" calcext:value-type="float">
            <text:p>0.520944533000791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depth</text:p>
          </table:table-cell>
          <table:table-cell office:value-type="float" office:value="0.15" calcext:value-type="float">
            <text:p>0.15</text:p>
          </table:table-cell>
          <table:table-cell table:style-name="ce1" table:formula="of:=[.$B$3]*COS([.$H5]*PI()/180)" office:value-type="float" office:value="0.398477879236698" calcext:value-type="float">
            <text:p>0.40</text:p>
          </table:table-cell>
          <table:table-cell table:style-name="ce1" table:formula="of:=[.$B$3]*SIN([.$H5]*PI()/180)" office:value-type="float" office:value="0.0348622970990633" calcext:value-type="float">
            <text:p>0.03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5];[.$B$4]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3]*COS([.$H6]*PI()/180)" office:value-type="float" office:value="0.393923101204883" calcext:value-type="float">
            <text:p>0.39</text:p>
          </table:table-cell>
          <table:table-cell table:style-name="ce1" table:formula="of:=[.$B$3]*SIN([.$H6]*PI()/180)" office:value-type="float" office:value="0.0694592710667721" calcext:value-type="float">
            <text:p>0.07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6];[.$B$4])" office:value-type="float" office:value="10" calcext:value-type="float">
            <text:p>1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3]*COS([.$H7]*PI()/180)" office:value-type="float" office:value="0.386370330515627" calcext:value-type="float">
            <text:p>0.39</text:p>
          </table:table-cell>
          <table:table-cell table:style-name="ce1" table:formula="of:=[.$B$3]*SIN([.$H7]*PI()/180)" office:value-type="float" office:value="0.103527618041008" calcext:value-type="float">
            <text:p>0.10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15" calcext:value-type="float">
            <text:p>1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7];[.$B$4])"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" table:formula="of:=[.$B$3]*COS([.$H8]*PI()/180)" office:value-type="float" office:value="0.375877048314363" calcext:value-type="float">
            <text:p>0.38</text:p>
          </table:table-cell>
          <table:table-cell table:style-name="ce1" table:formula="of:=[.$B$3]*SIN([.$H8]*PI()/180)" office:value-type="float" office:value="0.136808057330267" calcext:value-type="float">
            <text:p>0.14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8];[.$B$4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3]*COS([.$H9]*PI()/180)" office:value-type="float" office:value="0.36252311481466" calcext:value-type="float">
            <text:p>0.36</text:p>
          </table:table-cell>
          <table:table-cell table:style-name="ce1" table:formula="of:=[.$B$3]*SIN([.$H9]*PI()/180)" office:value-type="float" office:value="0.16904730469628" calcext:value-type="float">
            <text:p>0.17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25" calcext:value-type="float">
            <text:p>2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9];[.$B$4]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3]*COS([.$H10]*PI()/180)" office:value-type="float" office:value="0.346410161513775" calcext:value-type="float">
            <text:p>0.35</text:p>
          </table:table-cell>
          <table:table-cell table:style-name="ce1" table:formula="of:=[.$B$3]*SIN([.$H10]*PI()/180)" office:value-type="float" office:value="0.2" calcext:value-type="float">
            <text:p>0.20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30" calcext:value-type="float">
            <text:p>3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10];[.$B$4])" office:value-type="float" office:value="10" calcext:value-type="float">
            <text:p>1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3]*COS([.$H11]*PI()/180)" office:value-type="float" office:value="0.327660817715597" calcext:value-type="float">
            <text:p>0.33</text:p>
          </table:table-cell>
          <table:table-cell table:style-name="ce1" table:formula="of:=[.$B$3]*SIN([.$H11]*PI()/180)" office:value-type="float" office:value="0.229430574540418" calcext:value-type="float">
            <text:p>0.23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35" calcext:value-type="float">
            <text:p>3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11];[.$B$4])"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" table:formula="of:=[.$B$3]*COS([.$H12]*PI()/180)" office:value-type="float" office:value="0.306417777247591" calcext:value-type="float">
            <text:p>0.31</text:p>
          </table:table-cell>
          <table:table-cell table:style-name="ce1" table:formula="of:=[.$B$3]*SIN([.$H12]*PI()/180)" office:value-type="float" office:value="0.257115043874616" calcext:value-type="float">
            <text:p>0.26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40" calcext:value-type="float">
            <text:p>4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12];[.$B$4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3]*COS([.$H13]*PI()/180)" office:value-type="float" office:value="0.282842712474619" calcext:value-type="float">
            <text:p>0.28</text:p>
          </table:table-cell>
          <table:table-cell table:style-name="ce1" table:formula="of:=[.$B$3]*SIN([.$H13]*PI()/180)" office:value-type="float" office:value="0.282842712474619" calcext:value-type="float">
            <text:p>0.28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45" calcext:value-type="float">
            <text:p>4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13];[.$B$4]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3]*COS([.$H14]*PI()/180)" office:value-type="float" office:value="0.257115043874616" calcext:value-type="float">
            <text:p>0.26</text:p>
          </table:table-cell>
          <table:table-cell table:style-name="ce1" table:formula="of:=[.$B$3]*SIN([.$H14]*PI()/180)" office:value-type="float" office:value="0.306417777247591" calcext:value-type="float">
            <text:p>0.31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14];[.$B$4])" office:value-type="float" office:value="10" calcext:value-type="float">
            <text:p>1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3]*COS([.$H15]*PI()/180)" office:value-type="float" office:value="0.229430574540418" calcext:value-type="float">
            <text:p>0.23</text:p>
          </table:table-cell>
          <table:table-cell table:style-name="ce1" table:formula="of:=[.$B$3]*SIN([.$H15]*PI()/180)" office:value-type="float" office:value="0.327660817715597" calcext:value-type="float">
            <text:p>0.33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55" calcext:value-type="float">
            <text:p>5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15];[.$B$4])"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" table:formula="of:=[.$B$3]*COS([.$H16]*PI()/180)" office:value-type="float" office:value="0.2" calcext:value-type="float">
            <text:p>0.20</text:p>
          </table:table-cell>
          <table:table-cell table:style-name="ce1" table:formula="of:=[.$B$3]*SIN([.$H16]*PI()/180)" office:value-type="float" office:value="0.346410161513775" calcext:value-type="float">
            <text:p>0.35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60" calcext:value-type="float">
            <text:p>6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16];[.$B$4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3]*COS([.$H17]*PI()/180)" office:value-type="float" office:value="0.16904730469628" calcext:value-type="float">
            <text:p>0.17</text:p>
          </table:table-cell>
          <table:table-cell table:style-name="ce1" table:formula="of:=[.$B$3]*SIN([.$H17]*PI()/180)" office:value-type="float" office:value="0.36252311481466" calcext:value-type="float">
            <text:p>0.36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65" calcext:value-type="float">
            <text:p>6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17];[.$B$4]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3]*COS([.$H18]*PI()/180)" office:value-type="float" office:value="0.136808057330268" calcext:value-type="float">
            <text:p>0.14</text:p>
          </table:table-cell>
          <table:table-cell table:style-name="ce1" table:formula="of:=[.$B$3]*SIN([.$H18]*PI()/180)" office:value-type="float" office:value="0.375877048314363" calcext:value-type="float">
            <text:p>0.38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70" calcext:value-type="float">
            <text:p>7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18];[.$B$4])" office:value-type="float" office:value="10" calcext:value-type="float">
            <text:p>1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3]*COS([.$H19]*PI()/180)" office:value-type="float" office:value="0.103527618041008" calcext:value-type="float">
            <text:p>0.10</text:p>
          </table:table-cell>
          <table:table-cell table:style-name="ce1" table:formula="of:=[.$B$3]*SIN([.$H19]*PI()/180)" office:value-type="float" office:value="0.386370330515627" calcext:value-type="float">
            <text:p>0.39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75" calcext:value-type="float">
            <text:p>7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19];[.$B$4])"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" table:formula="of:=[.$B$3]*COS([.$H20]*PI()/180)" office:value-type="float" office:value="0.0694592710667722" calcext:value-type="float">
            <text:p>0.07</text:p>
          </table:table-cell>
          <table:table-cell table:style-name="ce1" table:formula="of:=[.$B$3]*SIN([.$H20]*PI()/180)" office:value-type="float" office:value="0.393923101204883" calcext:value-type="float">
            <text:p>0.39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80" calcext:value-type="float">
            <text:p>8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20];[.$B$4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3]*COS([.$H21]*PI()/180)" office:value-type="float" office:value="0.0348622970990633" calcext:value-type="float">
            <text:p>0.03</text:p>
          </table:table-cell>
          <table:table-cell table:style-name="ce1" table:formula="of:=[.$B$3]*SIN([.$H21]*PI()/180)" office:value-type="float" office:value="0.398477879236698" calcext:value-type="float">
            <text:p>0.40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85" calcext:value-type="float">
            <text:p>8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21];[.$B$4]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3]*COS([.$H22]*PI()/180)" office:value-type="float" office:value="2.44929359829471E-017" calcext:value-type="float">
            <text:p>0.00</text:p>
          </table:table-cell>
          <table:table-cell table:style-name="ce1" table:formula="of:=[.$B$3]*SIN([.$H22]*PI()/180)" office:value-type="float" office:value="0.4" calcext:value-type="float">
            <text:p>0.40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90" calcext:value-type="float">
            <text:p>9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22];[.$B$4])" office:value-type="float" office:value="10" calcext:value-type="float">
            <text:p>1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3]*COS([.$H23]*PI()/180)" office:value-type="float" office:value="-0.0348622970990633" calcext:value-type="float">
            <text:p>-0.03</text:p>
          </table:table-cell>
          <table:table-cell table:style-name="ce1" table:formula="of:=[.$B$3]*SIN([.$H23]*PI()/180)" office:value-type="float" office:value="0.398477879236698" calcext:value-type="float">
            <text:p>0.40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95" calcext:value-type="float">
            <text:p>9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23];[.$B$4])"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" table:formula="of:=[.$B$3]*COS([.$H24]*PI()/180)" office:value-type="float" office:value="-0.0694592710667721" calcext:value-type="float">
            <text:p>-0.07</text:p>
          </table:table-cell>
          <table:table-cell table:style-name="ce1" table:formula="of:=[.$B$3]*SIN([.$H24]*PI()/180)" office:value-type="float" office:value="0.393923101204883" calcext:value-type="float">
            <text:p>0.39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24];[.$B$4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3]*COS([.$H25]*PI()/180)" office:value-type="float" office:value="-0.103527618041008" calcext:value-type="float">
            <text:p>-0.10</text:p>
          </table:table-cell>
          <table:table-cell table:style-name="ce1" table:formula="of:=[.$B$3]*SIN([.$H25]*PI()/180)" office:value-type="float" office:value="0.386370330515627" calcext:value-type="float">
            <text:p>0.39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105" calcext:value-type="float">
            <text:p>10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25];[.$B$4]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3]*COS([.$H26]*PI()/180)" office:value-type="float" office:value="-0.136808057330267" calcext:value-type="float">
            <text:p>-0.14</text:p>
          </table:table-cell>
          <table:table-cell table:style-name="ce1" table:formula="of:=[.$B$3]*SIN([.$H26]*PI()/180)" office:value-type="float" office:value="0.375877048314363" calcext:value-type="float">
            <text:p>0.38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110" calcext:value-type="float">
            <text:p>11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26];[.$B$4])" office:value-type="float" office:value="10" calcext:value-type="float">
            <text:p>1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3]*COS([.$H27]*PI()/180)" office:value-type="float" office:value="-0.16904730469628" calcext:value-type="float">
            <text:p>-0.17</text:p>
          </table:table-cell>
          <table:table-cell table:style-name="ce1" table:formula="of:=[.$B$3]*SIN([.$H27]*PI()/180)" office:value-type="float" office:value="0.36252311481466" calcext:value-type="float">
            <text:p>0.36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115" calcext:value-type="float">
            <text:p>11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27];[.$B$4])"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" table:formula="of:=[.$B$3]*COS([.$H28]*PI()/180)" office:value-type="float" office:value="-0.2" calcext:value-type="float">
            <text:p>-0.20</text:p>
          </table:table-cell>
          <table:table-cell table:style-name="ce1" table:formula="of:=[.$B$3]*SIN([.$H28]*PI()/180)" office:value-type="float" office:value="0.346410161513775" calcext:value-type="float">
            <text:p>0.35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120" calcext:value-type="float">
            <text:p>12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28];[.$B$4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3]*COS([.$H29]*PI()/180)" office:value-type="float" office:value="-0.229430574540418" calcext:value-type="float">
            <text:p>-0.23</text:p>
          </table:table-cell>
          <table:table-cell table:style-name="ce1" table:formula="of:=[.$B$3]*SIN([.$H29]*PI()/180)" office:value-type="float" office:value="0.327660817715597" calcext:value-type="float">
            <text:p>0.33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125" calcext:value-type="float">
            <text:p>12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29];[.$B$4]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3]*COS([.$H30]*PI()/180)" office:value-type="float" office:value="-0.257115043874616" calcext:value-type="float">
            <text:p>-0.26</text:p>
          </table:table-cell>
          <table:table-cell table:style-name="ce1" table:formula="of:=[.$B$3]*SIN([.$H30]*PI()/180)" office:value-type="float" office:value="0.306417777247591" calcext:value-type="float">
            <text:p>0.31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130" calcext:value-type="float">
            <text:p>13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30];[.$B$4])" office:value-type="float" office:value="10" calcext:value-type="float">
            <text:p>1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3]*COS([.$H31]*PI()/180)" office:value-type="float" office:value="-0.282842712474619" calcext:value-type="float">
            <text:p>-0.28</text:p>
          </table:table-cell>
          <table:table-cell table:style-name="ce1" table:formula="of:=[.$B$3]*SIN([.$H31]*PI()/180)" office:value-type="float" office:value="0.282842712474619" calcext:value-type="float">
            <text:p>0.28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135" calcext:value-type="float">
            <text:p>13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31];[.$B$4])"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" table:formula="of:=[.$B$3]*COS([.$H32]*PI()/180)" office:value-type="float" office:value="-0.306417777247591" calcext:value-type="float">
            <text:p>-0.31</text:p>
          </table:table-cell>
          <table:table-cell table:style-name="ce1" table:formula="of:=[.$B$3]*SIN([.$H32]*PI()/180)" office:value-type="float" office:value="0.257115043874616" calcext:value-type="float">
            <text:p>0.26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140" calcext:value-type="float">
            <text:p>14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32];[.$B$4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3]*COS([.$H33]*PI()/180)" office:value-type="float" office:value="-0.327660817715597" calcext:value-type="float">
            <text:p>-0.33</text:p>
          </table:table-cell>
          <table:table-cell table:style-name="ce1" table:formula="of:=[.$B$3]*SIN([.$H33]*PI()/180)" office:value-type="float" office:value="0.229430574540419" calcext:value-type="float">
            <text:p>0.23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145" calcext:value-type="float">
            <text:p>14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33];[.$B$4]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3]*COS([.$H34]*PI()/180)" office:value-type="float" office:value="-0.346410161513775" calcext:value-type="float">
            <text:p>-0.35</text:p>
          </table:table-cell>
          <table:table-cell table:style-name="ce1" table:formula="of:=[.$B$3]*SIN([.$H34]*PI()/180)" office:value-type="float" office:value="0.2" calcext:value-type="float">
            <text:p>0.20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150" calcext:value-type="float">
            <text:p>15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34];[.$B$4])" office:value-type="float" office:value="10" calcext:value-type="float">
            <text:p>1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3]*COS([.$H35]*PI()/180)" office:value-type="float" office:value="-0.36252311481466" calcext:value-type="float">
            <text:p>-0.36</text:p>
          </table:table-cell>
          <table:table-cell table:style-name="ce1" table:formula="of:=[.$B$3]*SIN([.$H35]*PI()/180)" office:value-type="float" office:value="0.16904730469628" calcext:value-type="float">
            <text:p>0.17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155" calcext:value-type="float">
            <text:p>15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35];[.$B$4])"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" table:formula="of:=[.$B$3]*COS([.$H36]*PI()/180)" office:value-type="float" office:value="-0.375877048314363" calcext:value-type="float">
            <text:p>-0.38</text:p>
          </table:table-cell>
          <table:table-cell table:style-name="ce1" table:formula="of:=[.$B$3]*SIN([.$H36]*PI()/180)" office:value-type="float" office:value="0.136808057330268" calcext:value-type="float">
            <text:p>0.14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160" calcext:value-type="float">
            <text:p>16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36];[.$B$4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3]*COS([.$H37]*PI()/180)" office:value-type="float" office:value="-0.386370330515627" calcext:value-type="float">
            <text:p>-0.39</text:p>
          </table:table-cell>
          <table:table-cell table:style-name="ce1" table:formula="of:=[.$B$3]*SIN([.$H37]*PI()/180)" office:value-type="float" office:value="0.103527618041008" calcext:value-type="float">
            <text:p>0.10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165" calcext:value-type="float">
            <text:p>16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37];[.$B$4]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3]*COS([.$H38]*PI()/180)" office:value-type="float" office:value="-0.393923101204883" calcext:value-type="float">
            <text:p>-0.39</text:p>
          </table:table-cell>
          <table:table-cell table:style-name="ce1" table:formula="of:=[.$B$3]*SIN([.$H38]*PI()/180)" office:value-type="float" office:value="0.0694592710667721" calcext:value-type="float">
            <text:p>0.07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170" calcext:value-type="float">
            <text:p>17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38];[.$B$4])" office:value-type="float" office:value="10" calcext:value-type="float">
            <text:p>1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3]*COS([.$H39]*PI()/180)" office:value-type="float" office:value="-0.398477879236698" calcext:value-type="float">
            <text:p>-0.40</text:p>
          </table:table-cell>
          <table:table-cell table:style-name="ce1" table:formula="of:=[.$B$3]*SIN([.$H39]*PI()/180)" office:value-type="float" office:value="0.0348622970990635" calcext:value-type="float">
            <text:p>0.03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175" calcext:value-type="float">
            <text:p>17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39];[.$B$4])"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" table:formula="of:=[.$B$3]*COS([.$H40]*PI()/180)" office:value-type="float" office:value="-0.4" calcext:value-type="float">
            <text:p>-0.40</text:p>
          </table:table-cell>
          <table:table-cell table:style-name="ce1" table:formula="of:=[.$B$3]*SIN([.$H40]*PI()/180)" office:value-type="float" office:value="4.89858719658941E-017" calcext:value-type="float">
            <text:p>0.00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180" calcext:value-type="float">
            <text:p>18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40];[.$B$4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3]*COS([.$H41]*PI()/180)" office:value-type="float" office:value="-0.398477879236698" calcext:value-type="float">
            <text:p>-0.40</text:p>
          </table:table-cell>
          <table:table-cell table:style-name="ce1" table:formula="of:=[.$B$3]*SIN([.$H41]*PI()/180)" office:value-type="float" office:value="-0.0348622970990635" calcext:value-type="float">
            <text:p>-0.03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175" calcext:value-type="float">
            <text:p>-17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41];[.$B$4]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3]*COS([.$H42]*PI()/180)" office:value-type="float" office:value="-0.393923101204883" calcext:value-type="float">
            <text:p>-0.39</text:p>
          </table:table-cell>
          <table:table-cell table:style-name="ce1" table:formula="of:=[.$B$3]*SIN([.$H42]*PI()/180)" office:value-type="float" office:value="-0.0694592710667721" calcext:value-type="float">
            <text:p>-0.07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170" calcext:value-type="float">
            <text:p>-17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42];[.$B$4])" office:value-type="float" office:value="10" calcext:value-type="float">
            <text:p>1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3]*COS([.$H43]*PI()/180)" office:value-type="float" office:value="-0.386370330515627" calcext:value-type="float">
            <text:p>-0.39</text:p>
          </table:table-cell>
          <table:table-cell table:style-name="ce1" table:formula="of:=[.$B$3]*SIN([.$H43]*PI()/180)" office:value-type="float" office:value="-0.103527618041008" calcext:value-type="float">
            <text:p>-0.10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165" calcext:value-type="float">
            <text:p>-16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43];[.$B$4])"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" table:formula="of:=[.$B$3]*COS([.$H44]*PI()/180)" office:value-type="float" office:value="-0.375877048314363" calcext:value-type="float">
            <text:p>-0.38</text:p>
          </table:table-cell>
          <table:table-cell table:style-name="ce1" table:formula="of:=[.$B$3]*SIN([.$H44]*PI()/180)" office:value-type="float" office:value="-0.136808057330268" calcext:value-type="float">
            <text:p>-0.14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160" calcext:value-type="float">
            <text:p>-16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44];[.$B$4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3]*COS([.$H45]*PI()/180)" office:value-type="float" office:value="-0.36252311481466" calcext:value-type="float">
            <text:p>-0.36</text:p>
          </table:table-cell>
          <table:table-cell table:style-name="ce1" table:formula="of:=[.$B$3]*SIN([.$H45]*PI()/180)" office:value-type="float" office:value="-0.16904730469628" calcext:value-type="float">
            <text:p>-0.17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155" calcext:value-type="float">
            <text:p>-15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45];[.$B$4]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3]*COS([.$H46]*PI()/180)" office:value-type="float" office:value="-0.346410161513775" calcext:value-type="float">
            <text:p>-0.35</text:p>
          </table:table-cell>
          <table:table-cell table:style-name="ce1" table:formula="of:=[.$B$3]*SIN([.$H46]*PI()/180)" office:value-type="float" office:value="-0.2" calcext:value-type="float">
            <text:p>-0.20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150" calcext:value-type="float">
            <text:p>-15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46];[.$B$4])" office:value-type="float" office:value="10" calcext:value-type="float">
            <text:p>1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3]*COS([.$H47]*PI()/180)" office:value-type="float" office:value="-0.327660817715597" calcext:value-type="float">
            <text:p>-0.33</text:p>
          </table:table-cell>
          <table:table-cell table:style-name="ce1" table:formula="of:=[.$B$3]*SIN([.$H47]*PI()/180)" office:value-type="float" office:value="-0.229430574540419" calcext:value-type="float">
            <text:p>-0.23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145" calcext:value-type="float">
            <text:p>-14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47];[.$B$4])"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" table:formula="of:=[.$B$3]*COS([.$H48]*PI()/180)" office:value-type="float" office:value="-0.306417777247591" calcext:value-type="float">
            <text:p>-0.31</text:p>
          </table:table-cell>
          <table:table-cell table:style-name="ce1" table:formula="of:=[.$B$3]*SIN([.$H48]*PI()/180)" office:value-type="float" office:value="-0.257115043874616" calcext:value-type="float">
            <text:p>-0.26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140" calcext:value-type="float">
            <text:p>-14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48];[.$B$4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3]*COS([.$H49]*PI()/180)" office:value-type="float" office:value="-0.282842712474619" calcext:value-type="float">
            <text:p>-0.28</text:p>
          </table:table-cell>
          <table:table-cell table:style-name="ce1" table:formula="of:=[.$B$3]*SIN([.$H49]*PI()/180)" office:value-type="float" office:value="-0.282842712474619" calcext:value-type="float">
            <text:p>-0.28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135" calcext:value-type="float">
            <text:p>-13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49];[.$B$4]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3]*COS([.$H50]*PI()/180)" office:value-type="float" office:value="-0.257115043874616" calcext:value-type="float">
            <text:p>-0.26</text:p>
          </table:table-cell>
          <table:table-cell table:style-name="ce1" table:formula="of:=[.$B$3]*SIN([.$H50]*PI()/180)" office:value-type="float" office:value="-0.306417777247591" calcext:value-type="float">
            <text:p>-0.31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130" calcext:value-type="float">
            <text:p>-13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50];[.$B$4])" office:value-type="float" office:value="10" calcext:value-type="float">
            <text:p>1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3]*COS([.$H51]*PI()/180)" office:value-type="float" office:value="-0.229430574540418" calcext:value-type="float">
            <text:p>-0.23</text:p>
          </table:table-cell>
          <table:table-cell table:style-name="ce1" table:formula="of:=[.$B$3]*SIN([.$H51]*PI()/180)" office:value-type="float" office:value="-0.327660817715597" calcext:value-type="float">
            <text:p>-0.33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125" calcext:value-type="float">
            <text:p>-12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51];[.$B$4])"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" table:formula="of:=[.$B$3]*COS([.$H52]*PI()/180)" office:value-type="float" office:value="-0.2" calcext:value-type="float">
            <text:p>-0.20</text:p>
          </table:table-cell>
          <table:table-cell table:style-name="ce1" table:formula="of:=[.$B$3]*SIN([.$H52]*PI()/180)" office:value-type="float" office:value="-0.346410161513775" calcext:value-type="float">
            <text:p>-0.35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120" calcext:value-type="float">
            <text:p>-12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52];[.$B$4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3]*COS([.$H53]*PI()/180)" office:value-type="float" office:value="-0.16904730469628" calcext:value-type="float">
            <text:p>-0.17</text:p>
          </table:table-cell>
          <table:table-cell table:style-name="ce1" table:formula="of:=[.$B$3]*SIN([.$H53]*PI()/180)" office:value-type="float" office:value="-0.36252311481466" calcext:value-type="float">
            <text:p>-0.36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115" calcext:value-type="float">
            <text:p>-11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53];[.$B$4]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3]*COS([.$H54]*PI()/180)" office:value-type="float" office:value="-0.136808057330267" calcext:value-type="float">
            <text:p>-0.14</text:p>
          </table:table-cell>
          <table:table-cell table:style-name="ce1" table:formula="of:=[.$B$3]*SIN([.$H54]*PI()/180)" office:value-type="float" office:value="-0.375877048314363" calcext:value-type="float">
            <text:p>-0.38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110" calcext:value-type="float">
            <text:p>-11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54];[.$B$4])" office:value-type="float" office:value="10" calcext:value-type="float">
            <text:p>1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3]*COS([.$H55]*PI()/180)" office:value-type="float" office:value="-0.103527618041008" calcext:value-type="float">
            <text:p>-0.10</text:p>
          </table:table-cell>
          <table:table-cell table:style-name="ce1" table:formula="of:=[.$B$3]*SIN([.$H55]*PI()/180)" office:value-type="float" office:value="-0.386370330515627" calcext:value-type="float">
            <text:p>-0.39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105" calcext:value-type="float">
            <text:p>-10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55];[.$B$4])"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" table:formula="of:=[.$B$3]*COS([.$H56]*PI()/180)" office:value-type="float" office:value="-0.0694592710667721" calcext:value-type="float">
            <text:p>-0.07</text:p>
          </table:table-cell>
          <table:table-cell table:style-name="ce1" table:formula="of:=[.$B$3]*SIN([.$H56]*PI()/180)" office:value-type="float" office:value="-0.393923101204883" calcext:value-type="float">
            <text:p>-0.39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100" calcext:value-type="float">
            <text:p>-10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56];[.$B$4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3]*COS([.$H57]*PI()/180)" office:value-type="float" office:value="-0.0348622970990633" calcext:value-type="float">
            <text:p>-0.03</text:p>
          </table:table-cell>
          <table:table-cell table:style-name="ce1" table:formula="of:=[.$B$3]*SIN([.$H57]*PI()/180)" office:value-type="float" office:value="-0.398477879236698" calcext:value-type="float">
            <text:p>-0.40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95" calcext:value-type="float">
            <text:p>-9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57];[.$B$4]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3]*COS([.$H58]*PI()/180)" office:value-type="float" office:value="2.44929359829471E-017" calcext:value-type="float">
            <text:p>0.00</text:p>
          </table:table-cell>
          <table:table-cell table:style-name="ce1" table:formula="of:=[.$B$3]*SIN([.$H58]*PI()/180)" office:value-type="float" office:value="-0.4" calcext:value-type="float">
            <text:p>-0.40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90" calcext:value-type="float">
            <text:p>-9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58];[.$B$4])" office:value-type="float" office:value="10" calcext:value-type="float">
            <text:p>1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3]*COS([.$H59]*PI()/180)" office:value-type="float" office:value="0.0348622970990633" calcext:value-type="float">
            <text:p>0.03</text:p>
          </table:table-cell>
          <table:table-cell table:style-name="ce1" table:formula="of:=[.$B$3]*SIN([.$H59]*PI()/180)" office:value-type="float" office:value="-0.398477879236698" calcext:value-type="float">
            <text:p>-0.40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85" calcext:value-type="float">
            <text:p>-8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59];[.$B$4])"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" table:formula="of:=[.$B$3]*COS([.$H60]*PI()/180)" office:value-type="float" office:value="0.0694592710667722" calcext:value-type="float">
            <text:p>0.07</text:p>
          </table:table-cell>
          <table:table-cell table:style-name="ce1" table:formula="of:=[.$B$3]*SIN([.$H60]*PI()/180)" office:value-type="float" office:value="-0.393923101204883" calcext:value-type="float">
            <text:p>-0.39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80" calcext:value-type="float">
            <text:p>-8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60];[.$B$4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3]*COS([.$H61]*PI()/180)" office:value-type="float" office:value="0.103527618041008" calcext:value-type="float">
            <text:p>0.10</text:p>
          </table:table-cell>
          <table:table-cell table:style-name="ce1" table:formula="of:=[.$B$3]*SIN([.$H61]*PI()/180)" office:value-type="float" office:value="-0.386370330515627" calcext:value-type="float">
            <text:p>-0.39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75" calcext:value-type="float">
            <text:p>-7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61];[.$B$4]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3]*COS([.$H62]*PI()/180)" office:value-type="float" office:value="0.136808057330268" calcext:value-type="float">
            <text:p>0.14</text:p>
          </table:table-cell>
          <table:table-cell table:style-name="ce1" table:formula="of:=[.$B$3]*SIN([.$H62]*PI()/180)" office:value-type="float" office:value="-0.375877048314363" calcext:value-type="float">
            <text:p>-0.38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70" calcext:value-type="float">
            <text:p>-7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62];[.$B$4])" office:value-type="float" office:value="10" calcext:value-type="float">
            <text:p>1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3]*COS([.$H63]*PI()/180)" office:value-type="float" office:value="0.16904730469628" calcext:value-type="float">
            <text:p>0.17</text:p>
          </table:table-cell>
          <table:table-cell table:style-name="ce1" table:formula="of:=[.$B$3]*SIN([.$H63]*PI()/180)" office:value-type="float" office:value="-0.36252311481466" calcext:value-type="float">
            <text:p>-0.36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65" calcext:value-type="float">
            <text:p>-6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63];[.$B$4])"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" table:formula="of:=[.$B$3]*COS([.$H64]*PI()/180)" office:value-type="float" office:value="0.2" calcext:value-type="float">
            <text:p>0.20</text:p>
          </table:table-cell>
          <table:table-cell table:style-name="ce1" table:formula="of:=[.$B$3]*SIN([.$H64]*PI()/180)" office:value-type="float" office:value="-0.346410161513775" calcext:value-type="float">
            <text:p>-0.35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60" calcext:value-type="float">
            <text:p>-6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64];[.$B$4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3]*COS([.$H65]*PI()/180)" office:value-type="float" office:value="0.229430574540418" calcext:value-type="float">
            <text:p>0.23</text:p>
          </table:table-cell>
          <table:table-cell table:style-name="ce1" table:formula="of:=[.$B$3]*SIN([.$H65]*PI()/180)" office:value-type="float" office:value="-0.327660817715597" calcext:value-type="float">
            <text:p>-0.33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55" calcext:value-type="float">
            <text:p>-5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65];[.$B$4]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3]*COS([.$H66]*PI()/180)" office:value-type="float" office:value="0.257115043874616" calcext:value-type="float">
            <text:p>0.26</text:p>
          </table:table-cell>
          <table:table-cell table:style-name="ce1" table:formula="of:=[.$B$3]*SIN([.$H66]*PI()/180)" office:value-type="float" office:value="-0.306417777247591" calcext:value-type="float">
            <text:p>-0.31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50" calcext:value-type="float">
            <text:p>-5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66];[.$B$4])" office:value-type="float" office:value="10" calcext:value-type="float">
            <text:p>1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3]*COS([.$H67]*PI()/180)" office:value-type="float" office:value="0.282842712474619" calcext:value-type="float">
            <text:p>0.28</text:p>
          </table:table-cell>
          <table:table-cell table:style-name="ce1" table:formula="of:=[.$B$3]*SIN([.$H67]*PI()/180)" office:value-type="float" office:value="-0.282842712474619" calcext:value-type="float">
            <text:p>-0.28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45" calcext:value-type="float">
            <text:p>-4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67];[.$B$4])"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" table:formula="of:=[.$B$3]*COS([.$H68]*PI()/180)" office:value-type="float" office:value="0.306417777247591" calcext:value-type="float">
            <text:p>0.31</text:p>
          </table:table-cell>
          <table:table-cell table:style-name="ce1" table:formula="of:=[.$B$3]*SIN([.$H68]*PI()/180)" office:value-type="float" office:value="-0.257115043874616" calcext:value-type="float">
            <text:p>-0.26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40" calcext:value-type="float">
            <text:p>-4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68];[.$B$4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3]*COS([.$H69]*PI()/180)" office:value-type="float" office:value="0.327660817715597" calcext:value-type="float">
            <text:p>0.33</text:p>
          </table:table-cell>
          <table:table-cell table:style-name="ce1" table:formula="of:=[.$B$3]*SIN([.$H69]*PI()/180)" office:value-type="float" office:value="-0.229430574540418" calcext:value-type="float">
            <text:p>-0.23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35" calcext:value-type="float">
            <text:p>-3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69];[.$B$4]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3]*COS([.$H70]*PI()/180)" office:value-type="float" office:value="0.346410161513775" calcext:value-type="float">
            <text:p>0.35</text:p>
          </table:table-cell>
          <table:table-cell table:style-name="ce1" table:formula="of:=[.$B$3]*SIN([.$H70]*PI()/180)" office:value-type="float" office:value="-0.2" calcext:value-type="float">
            <text:p>-0.20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30" calcext:value-type="float">
            <text:p>-3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70];[.$B$4])" office:value-type="float" office:value="10" calcext:value-type="float">
            <text:p>1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3]*COS([.$H71]*PI()/180)" office:value-type="float" office:value="0.36252311481466" calcext:value-type="float">
            <text:p>0.36</text:p>
          </table:table-cell>
          <table:table-cell table:style-name="ce1" table:formula="of:=[.$B$3]*SIN([.$H71]*PI()/180)" office:value-type="float" office:value="-0.16904730469628" calcext:value-type="float">
            <text:p>-0.17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25" calcext:value-type="float">
            <text:p>-2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71];[.$B$4])"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" table:formula="of:=[.$B$3]*COS([.$H72]*PI()/180)" office:value-type="float" office:value="0.375877048314363" calcext:value-type="float">
            <text:p>0.38</text:p>
          </table:table-cell>
          <table:table-cell table:style-name="ce1" table:formula="of:=[.$B$3]*SIN([.$H72]*PI()/180)" office:value-type="float" office:value="-0.136808057330267" calcext:value-type="float">
            <text:p>-0.14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20" calcext:value-type="float">
            <text:p>-2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72];[.$B$4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3]*COS([.$H73]*PI()/180)" office:value-type="float" office:value="0.386370330515627" calcext:value-type="float">
            <text:p>0.39</text:p>
          </table:table-cell>
          <table:table-cell table:style-name="ce1" table:formula="of:=[.$B$3]*SIN([.$H73]*PI()/180)" office:value-type="float" office:value="-0.103527618041008" calcext:value-type="float">
            <text:p>-0.10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15" calcext:value-type="float">
            <text:p>-1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73];[.$B$4]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3]*COS([.$H74]*PI()/180)" office:value-type="float" office:value="0.393923101204883" calcext:value-type="float">
            <text:p>0.39</text:p>
          </table:table-cell>
          <table:table-cell table:style-name="ce1" table:formula="of:=[.$B$3]*SIN([.$H74]*PI()/180)" office:value-type="float" office:value="-0.0694592710667721" calcext:value-type="float">
            <text:p>-0.07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10" calcext:value-type="float">
            <text:p>-1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74];[.$B$4])" office:value-type="float" office:value="10" calcext:value-type="float">
            <text:p>1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3]*COS([.$H75]*PI()/180)" office:value-type="float" office:value="0.398477879236698" calcext:value-type="float">
            <text:p>0.40</text:p>
          </table:table-cell>
          <table:table-cell table:style-name="ce1" table:formula="of:=[.$B$3]*SIN([.$H75]*PI()/180)" office:value-type="float" office:value="-0.0348622970990633" calcext:value-type="float">
            <text:p>-0.03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5" calcext:value-type="float">
            <text:p>-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75];[.$B$4])"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" table:formula="of:=[.$B$3]*COS([.$H76]*PI()/180)" office:value-type="float" office:value="0.4" calcext:value-type="float">
            <text:p>0.40</text:p>
          </table:table-cell>
          <table:table-cell table:style-name="ce1" table:formula="of:=[.$B$3]*SIN([.$H76]*PI()/180)" office:value-type="float" office:value="0" calcext:value-type="float">
            <text:p>0.00</text:p>
          </table:table-cell>
          <table:table-cell table:style-name="ce1" table:formula="of:=[.$B$5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76];[.$B$4])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12" table:number-rows-spanned="2">
            <text:p>ロボットとアンテナ間に回転中心があるとき</text:p>
          </table:table-cell>
          <table:covered-table-cell table:number-columns-repeated="2" table:style-name="ce6"/>
          <table:covered-table-cell table:number-columns-repeated="9"/>
          <table:table-cell table:number-columns-repeated="1012"/>
        </table:table-row>
        <table:table-row table:style-name="ro1">
          <table:covered-table-cell table:number-columns-repeated="3" table:style-name="ce6"/>
          <table:covered-table-cell table:number-columns-repeated="9"/>
          <table:table-cell table:number-columns-repeated="1012"/>
        </table:table-row>
        <table:table-row table:style-name="ro1">
          <table:table-cell office:value-type="string" calcext:value-type="string">
            <text:p>radius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_mode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wait_ms</text:p>
          </table:table-cell>
          <table:table-cell office:value-type="string" calcext:value-type="string">
            <text:p>fine</text:p>
          </table:table-cell>
          <table:table-cell/>
          <table:table-cell office:value-type="string" calcext:value-type="string">
            <text:p>filler</text:p>
          </table:table-cell>
          <table:table-cell/>
          <table:table-cell table:formula="of:=(-[.B80]+1.1)" office:value-type="float" office:value="0.5" calcext:value-type="float">
            <text:p>0.5</text:p>
          </table:table-cell>
          <table:table-cell table:formula="of:=[.$N80]*COS([.$B81]*PI()/180)" office:value-type="float" office:value="0.25" calcext:value-type="float">
            <text:p>0.25</text:p>
          </table:table-cell>
          <table:table-cell table:formula="of:=[.$N80]*SIN([.$B81]*PI()/180)" office:value-type="float" office:value="0.433012701892219" calcext:value-type="float">
            <text:p>0.43301270189221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ampling</text:p>
          </table:table-cell>
          <table:table-cell office:value-type="float" office:value="60" calcext:value-type="float">
            <text:p>60</text:p>
          </table:table-cell>
          <table:table-cell table:style-name="ce1" table:formula="of:=[.$B$80]*COS(([.$H81] -180)*PI()/180)" office:value-type="float" office:value="-0.6" calcext:value-type="float">
            <text:p>-0.60</text:p>
          </table:table-cell>
          <table:table-cell table:style-name="ce1" table:formula="of:=[.$B$80]*SIN(([.$H81] -180)*PI()/180)" office:value-type="float" office:value="-7.34788079488412E-017" calcext:value-type="float">
            <text:p>0.00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81];[.$B$81])" office:value-type="float" office:value="0" calcext:value-type="float">
            <text:p>0</text:p>
          </table:table-cell>
          <table:table-cell/>
          <table:table-cell table:formula="of:=SQRT(POWER(ABS([.$N80]-[.$O80]); 2) + POWER([.$P80];2))" office:value-type="float" office:value="0.5" calcext:value-type="float">
            <text:p>0.5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depth</text:p>
          </table:table-cell>
          <table:table-cell office:value-type="float" office:value="0.15" calcext:value-type="float">
            <text:p>0.15</text:p>
          </table:table-cell>
          <table:table-cell table:style-name="ce1" table:formula="of:=[.$B$80]*COS(([.$H82] -180)*PI()/180)" office:value-type="float" office:value="-0.597716818855047" calcext:value-type="float">
            <text:p>-0.60</text:p>
          </table:table-cell>
          <table:table-cell table:style-name="ce1" table:formula="of:=[.$B$80]*SIN(([.$H82] -180)*PI()/180)" office:value-type="float" office:value="-0.0522934456485952" calcext:value-type="float">
            <text:p>-0.05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82];[.$B$81]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80]*COS(([.$H83] -180)*PI()/180)" office:value-type="float" office:value="-0.590884651807325" calcext:value-type="float">
            <text:p>-0.59</text:p>
          </table:table-cell>
          <table:table-cell table:style-name="ce1" table:formula="of:=[.$B$80]*SIN(([.$H83] -180)*PI()/180)" office:value-type="float" office:value="-0.104188906600158" calcext:value-type="float">
            <text:p>-0.10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83];[.$B$81])" office:value-type="float" office:value="10" calcext:value-type="float">
            <text:p>1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80]*COS(([.$H84] -180)*PI()/180)" office:value-type="float" office:value="-0.579555495773441" calcext:value-type="float">
            <text:p>-0.58</text:p>
          </table:table-cell>
          <table:table-cell table:style-name="ce1" table:formula="of:=[.$B$80]*SIN(([.$H84] -180)*PI()/180)" office:value-type="float" office:value="-0.155291427061513" calcext:value-type="float">
            <text:p>-0.16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15" calcext:value-type="float">
            <text:p>1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84];[.$B$81])" office:value-type="float" office:value="15" calcext:value-type="float">
            <text:p>15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80]*COS(([.$H85] -180)*PI()/180)" office:value-type="float" office:value="-0.563815572471545" calcext:value-type="float">
            <text:p>-0.56</text:p>
          </table:table-cell>
          <table:table-cell table:style-name="ce1" table:formula="of:=[.$B$80]*SIN(([.$H85] -180)*PI()/180)" office:value-type="float" office:value="-0.205212085995401" calcext:value-type="float">
            <text:p>-0.21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85];[.$B$81])" office:value-type="float" office:value="20" calcext:value-type="float">
            <text:p>2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80]*COS(([.$H86] -180)*PI()/180)" office:value-type="float" office:value="-0.54378467222199" calcext:value-type="float">
            <text:p>-0.54</text:p>
          </table:table-cell>
          <table:table-cell table:style-name="ce1" table:formula="of:=[.$B$80]*SIN(([.$H86] -180)*PI()/180)" office:value-type="float" office:value="-0.25357095704442" calcext:value-type="float">
            <text:p>-0.25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25" calcext:value-type="float">
            <text:p>2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86];[.$B$81])" office:value-type="float" office:value="25" calcext:value-type="float">
            <text:p>25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80]*COS(([.$H87] -180)*PI()/180)" office:value-type="float" office:value="-0.519615242270663" calcext:value-type="float">
            <text:p>-0.52</text:p>
          </table:table-cell>
          <table:table-cell table:style-name="ce1" table:formula="of:=[.$B$80]*SIN(([.$H87] -180)*PI()/180)" office:value-type="float" office:value="-0.3" calcext:value-type="float">
            <text:p>-0.30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30" calcext:value-type="float">
            <text:p>3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87];[.$B$81])" office:value-type="float" office:value="30" calcext:value-type="float">
            <text:p>3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80]*COS(([.$H88] -180)*PI()/180)" office:value-type="float" office:value="-0.491491226573395" calcext:value-type="float">
            <text:p>-0.49</text:p>
          </table:table-cell>
          <table:table-cell table:style-name="ce1" table:formula="of:=[.$B$80]*SIN(([.$H88] -180)*PI()/180)" office:value-type="float" office:value="-0.344145861810628" calcext:value-type="float">
            <text:p>-0.34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35" calcext:value-type="float">
            <text:p>3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88];[.$B$81])" office:value-type="float" office:value="35" calcext:value-type="float">
            <text:p>35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80]*COS(([.$H89] -180)*PI()/180)" office:value-type="float" office:value="-0.459626665871387" calcext:value-type="float">
            <text:p>-0.46</text:p>
          </table:table-cell>
          <table:table-cell table:style-name="ce1" table:formula="of:=[.$B$80]*SIN(([.$H89] -180)*PI()/180)" office:value-type="float" office:value="-0.385672565811924" calcext:value-type="float">
            <text:p>-0.39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40" calcext:value-type="float">
            <text:p>4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89];[.$B$81])" office:value-type="float" office:value="40" calcext:value-type="float">
            <text:p>4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80]*COS(([.$H90] -180)*PI()/180)" office:value-type="float" office:value="-0.424264068711928" calcext:value-type="float">
            <text:p>-0.42</text:p>
          </table:table-cell>
          <table:table-cell table:style-name="ce1" table:formula="of:=[.$B$80]*SIN(([.$H90] -180)*PI()/180)" office:value-type="float" office:value="-0.424264068711929" calcext:value-type="float">
            <text:p>-0.42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45" calcext:value-type="float">
            <text:p>4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90];[.$B$81])" office:value-type="float" office:value="45" calcext:value-type="float">
            <text:p>45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80]*COS(([.$H91] -180)*PI()/180)" office:value-type="float" office:value="-0.385672565811924" calcext:value-type="float">
            <text:p>-0.39</text:p>
          </table:table-cell>
          <table:table-cell table:style-name="ce1" table:formula="of:=[.$B$80]*SIN(([.$H91] -180)*PI()/180)" office:value-type="float" office:value="-0.459626665871387" calcext:value-type="float">
            <text:p>-0.46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91];[.$B$81])" office:value-type="float" office:value="50" calcext:value-type="float">
            <text:p>5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80]*COS(([.$H92] -180)*PI()/180)" office:value-type="float" office:value="-0.344145861810627" calcext:value-type="float">
            <text:p>-0.34</text:p>
          </table:table-cell>
          <table:table-cell table:style-name="ce1" table:formula="of:=[.$B$80]*SIN(([.$H92] -180)*PI()/180)" office:value-type="float" office:value="-0.491491226573395" calcext:value-type="float">
            <text:p>-0.49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55" calcext:value-type="float">
            <text:p>5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92];[.$B$81])" office:value-type="float" office:value="55" calcext:value-type="float">
            <text:p>5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" table:formula="of:=[.$B$80]*COS(([.$H93] -180)*PI()/180)" office:value-type="float" office:value="-0.3" calcext:value-type="float">
            <text:p>-0.30</text:p>
          </table:table-cell>
          <table:table-cell table:style-name="ce1" table:formula="of:=[.$B$80]*SIN(([.$H93] -180)*PI()/180)" office:value-type="float" office:value="-0.519615242270663" calcext:value-type="float">
            <text:p>-0.52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60" calcext:value-type="float">
            <text:p>6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93];[.$B$81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80]*COS(([.$H94] -180)*PI()/180)" office:value-type="float" office:value="-0.25357095704442" calcext:value-type="float">
            <text:p>-0.25</text:p>
          </table:table-cell>
          <table:table-cell table:style-name="ce1" table:formula="of:=[.$B$80]*SIN(([.$H94] -180)*PI()/180)" office:value-type="float" office:value="-0.54378467222199" calcext:value-type="float">
            <text:p>-0.54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65" calcext:value-type="float">
            <text:p>6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94];[.$B$81]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80]*COS(([.$H95] -180)*PI()/180)" office:value-type="float" office:value="-0.205212085995401" calcext:value-type="float">
            <text:p>-0.21</text:p>
          </table:table-cell>
          <table:table-cell table:style-name="ce1" table:formula="of:=[.$B$80]*SIN(([.$H95] -180)*PI()/180)" office:value-type="float" office:value="-0.563815572471545" calcext:value-type="float">
            <text:p>-0.56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70" calcext:value-type="float">
            <text:p>7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95];[.$B$81])" office:value-type="float" office:value="10" calcext:value-type="float">
            <text:p>1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80]*COS(([.$H96] -180)*PI()/180)" office:value-type="float" office:value="-0.155291427061512" calcext:value-type="float">
            <text:p>-0.16</text:p>
          </table:table-cell>
          <table:table-cell table:style-name="ce1" table:formula="of:=[.$B$80]*SIN(([.$H96] -180)*PI()/180)" office:value-type="float" office:value="-0.579555495773441" calcext:value-type="float">
            <text:p>-0.58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75" calcext:value-type="float">
            <text:p>7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96];[.$B$81])" office:value-type="float" office:value="15" calcext:value-type="float">
            <text:p>15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80]*COS(([.$H97] -180)*PI()/180)" office:value-type="float" office:value="-0.104188906600158" calcext:value-type="float">
            <text:p>-0.10</text:p>
          </table:table-cell>
          <table:table-cell table:style-name="ce1" table:formula="of:=[.$B$80]*SIN(([.$H97] -180)*PI()/180)" office:value-type="float" office:value="-0.590884651807325" calcext:value-type="float">
            <text:p>-0.59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80" calcext:value-type="float">
            <text:p>8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97];[.$B$81])" office:value-type="float" office:value="20" calcext:value-type="float">
            <text:p>2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80]*COS(([.$H98] -180)*PI()/180)" office:value-type="float" office:value="-0.0522934456485949" calcext:value-type="float">
            <text:p>-0.05</text:p>
          </table:table-cell>
          <table:table-cell table:style-name="ce1" table:formula="of:=[.$B$80]*SIN(([.$H98] -180)*PI()/180)" office:value-type="float" office:value="-0.597716818855047" calcext:value-type="float">
            <text:p>-0.60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85" calcext:value-type="float">
            <text:p>8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98];[.$B$81])" office:value-type="float" office:value="25" calcext:value-type="float">
            <text:p>25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80]*COS(([.$H99] -180)*PI()/180)" office:value-type="float" office:value="3.67394039744206E-017" calcext:value-type="float">
            <text:p>0.00</text:p>
          </table:table-cell>
          <table:table-cell table:style-name="ce1" table:formula="of:=[.$B$80]*SIN(([.$H99] -180)*PI()/180)" office:value-type="float" office:value="-0.6" calcext:value-type="float">
            <text:p>-0.60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90" calcext:value-type="float">
            <text:p>9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99];[.$B$81])" office:value-type="float" office:value="30" calcext:value-type="float">
            <text:p>3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80]*COS(([.$H100] -180)*PI()/180)" office:value-type="float" office:value="0.0522934456485949" calcext:value-type="float">
            <text:p>0.05</text:p>
          </table:table-cell>
          <table:table-cell table:style-name="ce1" table:formula="of:=[.$B$80]*SIN(([.$H100] -180)*PI()/180)" office:value-type="float" office:value="-0.597716818855047" calcext:value-type="float">
            <text:p>-0.60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95" calcext:value-type="float">
            <text:p>9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100];[.$B$81])" office:value-type="float" office:value="35" calcext:value-type="float">
            <text:p>35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80]*COS(([.$H101] -180)*PI()/180)" office:value-type="float" office:value="0.104188906600158" calcext:value-type="float">
            <text:p>0.10</text:p>
          </table:table-cell>
          <table:table-cell table:style-name="ce1" table:formula="of:=[.$B$80]*SIN(([.$H101] -180)*PI()/180)" office:value-type="float" office:value="-0.590884651807325" calcext:value-type="float">
            <text:p>-0.59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101];[.$B$81])" office:value-type="float" office:value="40" calcext:value-type="float">
            <text:p>4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80]*COS(([.$H102] -180)*PI()/180)" office:value-type="float" office:value="0.155291427061512" calcext:value-type="float">
            <text:p>0.16</text:p>
          </table:table-cell>
          <table:table-cell table:style-name="ce1" table:formula="of:=[.$B$80]*SIN(([.$H102] -180)*PI()/180)" office:value-type="float" office:value="-0.579555495773441" calcext:value-type="float">
            <text:p>-0.58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105" calcext:value-type="float">
            <text:p>10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102];[.$B$81])" office:value-type="float" office:value="45" calcext:value-type="float">
            <text:p>45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80]*COS(([.$H103] -180)*PI()/180)" office:value-type="float" office:value="0.205212085995401" calcext:value-type="float">
            <text:p>0.21</text:p>
          </table:table-cell>
          <table:table-cell table:style-name="ce1" table:formula="of:=[.$B$80]*SIN(([.$H103] -180)*PI()/180)" office:value-type="float" office:value="-0.563815572471545" calcext:value-type="float">
            <text:p>-0.56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110" calcext:value-type="float">
            <text:p>11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103];[.$B$81])" office:value-type="float" office:value="50" calcext:value-type="float">
            <text:p>5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80]*COS(([.$H104] -180)*PI()/180)" office:value-type="float" office:value="0.25357095704442" calcext:value-type="float">
            <text:p>0.25</text:p>
          </table:table-cell>
          <table:table-cell table:style-name="ce1" table:formula="of:=[.$B$80]*SIN(([.$H104] -180)*PI()/180)" office:value-type="float" office:value="-0.54378467222199" calcext:value-type="float">
            <text:p>-0.54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115" calcext:value-type="float">
            <text:p>11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104];[.$B$81])" office:value-type="float" office:value="55" calcext:value-type="float">
            <text:p>5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" table:formula="of:=[.$B$80]*COS(([.$H105] -180)*PI()/180)" office:value-type="float" office:value="0.3" calcext:value-type="float">
            <text:p>0.30</text:p>
          </table:table-cell>
          <table:table-cell table:style-name="ce1" table:formula="of:=[.$B$80]*SIN(([.$H105] -180)*PI()/180)" office:value-type="float" office:value="-0.519615242270663" calcext:value-type="float">
            <text:p>-0.52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120" calcext:value-type="float">
            <text:p>12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105];[.$B$81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80]*COS(([.$H106] -180)*PI()/180)" office:value-type="float" office:value="0.344145861810628" calcext:value-type="float">
            <text:p>0.34</text:p>
          </table:table-cell>
          <table:table-cell table:style-name="ce1" table:formula="of:=[.$B$80]*SIN(([.$H106] -180)*PI()/180)" office:value-type="float" office:value="-0.491491226573395" calcext:value-type="float">
            <text:p>-0.49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125" calcext:value-type="float">
            <text:p>12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106];[.$B$81]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80]*COS(([.$H107] -180)*PI()/180)" office:value-type="float" office:value="0.385672565811924" calcext:value-type="float">
            <text:p>0.39</text:p>
          </table:table-cell>
          <table:table-cell table:style-name="ce1" table:formula="of:=[.$B$80]*SIN(([.$H107] -180)*PI()/180)" office:value-type="float" office:value="-0.459626665871387" calcext:value-type="float">
            <text:p>-0.46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130" calcext:value-type="float">
            <text:p>13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107];[.$B$81])" office:value-type="float" office:value="10" calcext:value-type="float">
            <text:p>1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80]*COS(([.$H108] -180)*PI()/180)" office:value-type="float" office:value="0.424264068711929" calcext:value-type="float">
            <text:p>0.42</text:p>
          </table:table-cell>
          <table:table-cell table:style-name="ce1" table:formula="of:=[.$B$80]*SIN(([.$H108] -180)*PI()/180)" office:value-type="float" office:value="-0.424264068711928" calcext:value-type="float">
            <text:p>-0.42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135" calcext:value-type="float">
            <text:p>13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108];[.$B$81])" office:value-type="float" office:value="15" calcext:value-type="float">
            <text:p>15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80]*COS(([.$H109] -180)*PI()/180)" office:value-type="float" office:value="0.459626665871387" calcext:value-type="float">
            <text:p>0.46</text:p>
          </table:table-cell>
          <table:table-cell table:style-name="ce1" table:formula="of:=[.$B$80]*SIN(([.$H109] -180)*PI()/180)" office:value-type="float" office:value="-0.385672565811924" calcext:value-type="float">
            <text:p>-0.39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140" calcext:value-type="float">
            <text:p>14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109];[.$B$81])" office:value-type="float" office:value="20" calcext:value-type="float">
            <text:p>2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80]*COS(([.$H110] -180)*PI()/180)" office:value-type="float" office:value="0.491491226573395" calcext:value-type="float">
            <text:p>0.49</text:p>
          </table:table-cell>
          <table:table-cell table:style-name="ce1" table:formula="of:=[.$B$80]*SIN(([.$H110] -180)*PI()/180)" office:value-type="float" office:value="-0.344145861810628" calcext:value-type="float">
            <text:p>-0.34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145" calcext:value-type="float">
            <text:p>14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110];[.$B$81])" office:value-type="float" office:value="25" calcext:value-type="float">
            <text:p>25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80]*COS(([.$H111] -180)*PI()/180)" office:value-type="float" office:value="0.519615242270663" calcext:value-type="float">
            <text:p>0.52</text:p>
          </table:table-cell>
          <table:table-cell table:style-name="ce1" table:formula="of:=[.$B$80]*SIN(([.$H111] -180)*PI()/180)" office:value-type="float" office:value="-0.3" calcext:value-type="float">
            <text:p>-0.30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150" calcext:value-type="float">
            <text:p>15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111];[.$B$81])" office:value-type="float" office:value="30" calcext:value-type="float">
            <text:p>3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80]*COS(([.$H112] -180)*PI()/180)" office:value-type="float" office:value="0.54378467222199" calcext:value-type="float">
            <text:p>0.54</text:p>
          </table:table-cell>
          <table:table-cell table:style-name="ce1" table:formula="of:=[.$B$80]*SIN(([.$H112] -180)*PI()/180)" office:value-type="float" office:value="-0.25357095704442" calcext:value-type="float">
            <text:p>-0.25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155" calcext:value-type="float">
            <text:p>15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112];[.$B$81])" office:value-type="float" office:value="35" calcext:value-type="float">
            <text:p>35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80]*COS(([.$H113] -180)*PI()/180)" office:value-type="float" office:value="0.563815572471545" calcext:value-type="float">
            <text:p>0.56</text:p>
          </table:table-cell>
          <table:table-cell table:style-name="ce1" table:formula="of:=[.$B$80]*SIN(([.$H113] -180)*PI()/180)" office:value-type="float" office:value="-0.205212085995401" calcext:value-type="float">
            <text:p>-0.21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160" calcext:value-type="float">
            <text:p>16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113];[.$B$81])" office:value-type="float" office:value="40" calcext:value-type="float">
            <text:p>4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80]*COS(([.$H114] -180)*PI()/180)" office:value-type="float" office:value="0.579555495773441" calcext:value-type="float">
            <text:p>0.58</text:p>
          </table:table-cell>
          <table:table-cell table:style-name="ce1" table:formula="of:=[.$B$80]*SIN(([.$H114] -180)*PI()/180)" office:value-type="float" office:value="-0.155291427061512" calcext:value-type="float">
            <text:p>-0.16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165" calcext:value-type="float">
            <text:p>16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114];[.$B$81])" office:value-type="float" office:value="45" calcext:value-type="float">
            <text:p>45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80]*COS(([.$H115] -180)*PI()/180)" office:value-type="float" office:value="0.590884651807325" calcext:value-type="float">
            <text:p>0.59</text:p>
          </table:table-cell>
          <table:table-cell table:style-name="ce1" table:formula="of:=[.$B$80]*SIN(([.$H115] -180)*PI()/180)" office:value-type="float" office:value="-0.104188906600158" calcext:value-type="float">
            <text:p>-0.10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170" calcext:value-type="float">
            <text:p>17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115];[.$B$81])" office:value-type="float" office:value="50" calcext:value-type="float">
            <text:p>5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80]*COS(([.$H116] -180)*PI()/180)" office:value-type="float" office:value="0.597716818855047" calcext:value-type="float">
            <text:p>0.60</text:p>
          </table:table-cell>
          <table:table-cell table:style-name="ce1" table:formula="of:=[.$B$80]*SIN(([.$H116] -180)*PI()/180)" office:value-type="float" office:value="-0.0522934456485949" calcext:value-type="float">
            <text:p>-0.05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175" calcext:value-type="float">
            <text:p>17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116];[.$B$81])" office:value-type="float" office:value="55" calcext:value-type="float">
            <text:p>5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" table:formula="of:=[.$B$80]*COS(([.$H117] -180)*PI()/180)" office:value-type="float" office:value="0.6" calcext:value-type="float">
            <text:p>0.60</text:p>
          </table:table-cell>
          <table:table-cell table:style-name="ce1" table:formula="of:=[.$B$80]*SIN(([.$H117] -180)*PI()/180)" office:value-type="float" office:value="0" calcext:value-type="float">
            <text:p>0.00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180" calcext:value-type="float">
            <text:p>18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117];[.$B$81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80]*COS(([.$H118] -180)*PI()/180)" office:value-type="float" office:value="0.597716818855047" calcext:value-type="float">
            <text:p>0.60</text:p>
          </table:table-cell>
          <table:table-cell table:style-name="ce1" table:formula="of:=[.$B$80]*SIN(([.$H118] -180)*PI()/180)" office:value-type="float" office:value="0.052293445648595" calcext:value-type="float">
            <text:p>0.05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175" calcext:value-type="float">
            <text:p>-17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118];[.$B$81]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80]*COS(([.$H119] -180)*PI()/180)" office:value-type="float" office:value="0.590884651807325" calcext:value-type="float">
            <text:p>0.59</text:p>
          </table:table-cell>
          <table:table-cell table:style-name="ce1" table:formula="of:=[.$B$80]*SIN(([.$H119] -180)*PI()/180)" office:value-type="float" office:value="0.104188906600159" calcext:value-type="float">
            <text:p>0.10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170" calcext:value-type="float">
            <text:p>-17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119];[.$B$81])" office:value-type="float" office:value="10" calcext:value-type="float">
            <text:p>1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80]*COS(([.$H120] -180)*PI()/180)" office:value-type="float" office:value="0.579555495773441" calcext:value-type="float">
            <text:p>0.58</text:p>
          </table:table-cell>
          <table:table-cell table:style-name="ce1" table:formula="of:=[.$B$80]*SIN(([.$H120] -180)*PI()/180)" office:value-type="float" office:value="0.155291427061512" calcext:value-type="float">
            <text:p>0.16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165" calcext:value-type="float">
            <text:p>-16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120];[.$B$81])" office:value-type="float" office:value="15" calcext:value-type="float">
            <text:p>15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80]*COS(([.$H121] -180)*PI()/180)" office:value-type="float" office:value="0.563815572471545" calcext:value-type="float">
            <text:p>0.56</text:p>
          </table:table-cell>
          <table:table-cell table:style-name="ce1" table:formula="of:=[.$B$80]*SIN(([.$H121] -180)*PI()/180)" office:value-type="float" office:value="0.205212085995401" calcext:value-type="float">
            <text:p>0.21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160" calcext:value-type="float">
            <text:p>-16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121];[.$B$81])" office:value-type="float" office:value="20" calcext:value-type="float">
            <text:p>2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80]*COS(([.$H122] -180)*PI()/180)" office:value-type="float" office:value="0.54378467222199" calcext:value-type="float">
            <text:p>0.54</text:p>
          </table:table-cell>
          <table:table-cell table:style-name="ce1" table:formula="of:=[.$B$80]*SIN(([.$H122] -180)*PI()/180)" office:value-type="float" office:value="0.25357095704442" calcext:value-type="float">
            <text:p>0.25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155" calcext:value-type="float">
            <text:p>-15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122];[.$B$81])" office:value-type="float" office:value="25" calcext:value-type="float">
            <text:p>25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80]*COS(([.$H123] -180)*PI()/180)" office:value-type="float" office:value="0.519615242270663" calcext:value-type="float">
            <text:p>0.52</text:p>
          </table:table-cell>
          <table:table-cell table:style-name="ce1" table:formula="of:=[.$B$80]*SIN(([.$H123] -180)*PI()/180)" office:value-type="float" office:value="0.3" calcext:value-type="float">
            <text:p>0.30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150" calcext:value-type="float">
            <text:p>-15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123];[.$B$81])" office:value-type="float" office:value="30" calcext:value-type="float">
            <text:p>3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80]*COS(([.$H124] -180)*PI()/180)" office:value-type="float" office:value="0.491491226573395" calcext:value-type="float">
            <text:p>0.49</text:p>
          </table:table-cell>
          <table:table-cell table:style-name="ce1" table:formula="of:=[.$B$80]*SIN(([.$H124] -180)*PI()/180)" office:value-type="float" office:value="0.344145861810628" calcext:value-type="float">
            <text:p>0.34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145" calcext:value-type="float">
            <text:p>-14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124];[.$B$81])" office:value-type="float" office:value="35" calcext:value-type="float">
            <text:p>35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80]*COS(([.$H125] -180)*PI()/180)" office:value-type="float" office:value="0.459626665871387" calcext:value-type="float">
            <text:p>0.46</text:p>
          </table:table-cell>
          <table:table-cell table:style-name="ce1" table:formula="of:=[.$B$80]*SIN(([.$H125] -180)*PI()/180)" office:value-type="float" office:value="0.385672565811924" calcext:value-type="float">
            <text:p>0.39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140" calcext:value-type="float">
            <text:p>-14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125];[.$B$81])" office:value-type="float" office:value="40" calcext:value-type="float">
            <text:p>4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80]*COS(([.$H126] -180)*PI()/180)" office:value-type="float" office:value="0.424264068711928" calcext:value-type="float">
            <text:p>0.42</text:p>
          </table:table-cell>
          <table:table-cell table:style-name="ce1" table:formula="of:=[.$B$80]*SIN(([.$H126] -180)*PI()/180)" office:value-type="float" office:value="0.424264068711929" calcext:value-type="float">
            <text:p>0.42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135" calcext:value-type="float">
            <text:p>-13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126];[.$B$81])" office:value-type="float" office:value="45" calcext:value-type="float">
            <text:p>45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80]*COS(([.$H127] -180)*PI()/180)" office:value-type="float" office:value="0.385672565811924" calcext:value-type="float">
            <text:p>0.39</text:p>
          </table:table-cell>
          <table:table-cell table:style-name="ce1" table:formula="of:=[.$B$80]*SIN(([.$H127] -180)*PI()/180)" office:value-type="float" office:value="0.459626665871387" calcext:value-type="float">
            <text:p>0.46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130" calcext:value-type="float">
            <text:p>-13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127];[.$B$81])" office:value-type="float" office:value="50" calcext:value-type="float">
            <text:p>5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80]*COS(([.$H128] -180)*PI()/180)" office:value-type="float" office:value="0.344145861810628" calcext:value-type="float">
            <text:p>0.34</text:p>
          </table:table-cell>
          <table:table-cell table:style-name="ce1" table:formula="of:=[.$B$80]*SIN(([.$H128] -180)*PI()/180)" office:value-type="float" office:value="0.491491226573395" calcext:value-type="float">
            <text:p>0.49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125" calcext:value-type="float">
            <text:p>-12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128];[.$B$81])" office:value-type="float" office:value="55" calcext:value-type="float">
            <text:p>5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" table:formula="of:=[.$B$80]*COS(([.$H129] -180)*PI()/180)" office:value-type="float" office:value="0.3" calcext:value-type="float">
            <text:p>0.30</text:p>
          </table:table-cell>
          <table:table-cell table:style-name="ce1" table:formula="of:=[.$B$80]*SIN(([.$H129] -180)*PI()/180)" office:value-type="float" office:value="0.519615242270663" calcext:value-type="float">
            <text:p>0.52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120" calcext:value-type="float">
            <text:p>-12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129];[.$B$81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80]*COS(([.$H130] -180)*PI()/180)" office:value-type="float" office:value="0.25357095704442" calcext:value-type="float">
            <text:p>0.25</text:p>
          </table:table-cell>
          <table:table-cell table:style-name="ce1" table:formula="of:=[.$B$80]*SIN(([.$H130] -180)*PI()/180)" office:value-type="float" office:value="0.54378467222199" calcext:value-type="float">
            <text:p>0.54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115" calcext:value-type="float">
            <text:p>-11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130];[.$B$81]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80]*COS(([.$H131] -180)*PI()/180)" office:value-type="float" office:value="0.205212085995401" calcext:value-type="float">
            <text:p>0.21</text:p>
          </table:table-cell>
          <table:table-cell table:style-name="ce1" table:formula="of:=[.$B$80]*SIN(([.$H131] -180)*PI()/180)" office:value-type="float" office:value="0.563815572471545" calcext:value-type="float">
            <text:p>0.56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110" calcext:value-type="float">
            <text:p>-11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131];[.$B$81])" office:value-type="float" office:value="10" calcext:value-type="float">
            <text:p>1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80]*COS(([.$H132] -180)*PI()/180)" office:value-type="float" office:value="0.155291427061513" calcext:value-type="float">
            <text:p>0.16</text:p>
          </table:table-cell>
          <table:table-cell table:style-name="ce1" table:formula="of:=[.$B$80]*SIN(([.$H132] -180)*PI()/180)" office:value-type="float" office:value="0.579555495773441" calcext:value-type="float">
            <text:p>0.58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105" calcext:value-type="float">
            <text:p>-10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132];[.$B$81])" office:value-type="float" office:value="15" calcext:value-type="float">
            <text:p>15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80]*COS(([.$H133] -180)*PI()/180)" office:value-type="float" office:value="0.104188906600158" calcext:value-type="float">
            <text:p>0.10</text:p>
          </table:table-cell>
          <table:table-cell table:style-name="ce1" table:formula="of:=[.$B$80]*SIN(([.$H133] -180)*PI()/180)" office:value-type="float" office:value="0.590884651807325" calcext:value-type="float">
            <text:p>0.59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100" calcext:value-type="float">
            <text:p>-10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133];[.$B$81])" office:value-type="float" office:value="20" calcext:value-type="float">
            <text:p>2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80]*COS(([.$H134] -180)*PI()/180)" office:value-type="float" office:value="0.0522934456485947" calcext:value-type="float">
            <text:p>0.05</text:p>
          </table:table-cell>
          <table:table-cell table:style-name="ce1" table:formula="of:=[.$B$80]*SIN(([.$H134] -180)*PI()/180)" office:value-type="float" office:value="0.597716818855047" calcext:value-type="float">
            <text:p>0.60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95" calcext:value-type="float">
            <text:p>-9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134];[.$B$81])" office:value-type="float" office:value="25" calcext:value-type="float">
            <text:p>25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80]*COS(([.$H135] -180)*PI()/180)" office:value-type="float" office:value="-1.10218211923262E-016" calcext:value-type="float">
            <text:p>0.00</text:p>
          </table:table-cell>
          <table:table-cell table:style-name="ce1" table:formula="of:=[.$B$80]*SIN(([.$H135] -180)*PI()/180)" office:value-type="float" office:value="0.6" calcext:value-type="float">
            <text:p>0.60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90" calcext:value-type="float">
            <text:p>-9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135];[.$B$81])" office:value-type="float" office:value="30" calcext:value-type="float">
            <text:p>3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80]*COS(([.$H136] -180)*PI()/180)" office:value-type="float" office:value="-0.0522934456485949" calcext:value-type="float">
            <text:p>-0.05</text:p>
          </table:table-cell>
          <table:table-cell table:style-name="ce1" table:formula="of:=[.$B$80]*SIN(([.$H136] -180)*PI()/180)" office:value-type="float" office:value="0.597716818855047" calcext:value-type="float">
            <text:p>0.60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85" calcext:value-type="float">
            <text:p>-8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136];[.$B$81])" office:value-type="float" office:value="35" calcext:value-type="float">
            <text:p>35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80]*COS(([.$H137] -180)*PI()/180)" office:value-type="float" office:value="-0.104188906600158" calcext:value-type="float">
            <text:p>-0.10</text:p>
          </table:table-cell>
          <table:table-cell table:style-name="ce1" table:formula="of:=[.$B$80]*SIN(([.$H137] -180)*PI()/180)" office:value-type="float" office:value="0.590884651807325" calcext:value-type="float">
            <text:p>0.59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80" calcext:value-type="float">
            <text:p>-8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137];[.$B$81])" office:value-type="float" office:value="40" calcext:value-type="float">
            <text:p>4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80]*COS(([.$H138] -180)*PI()/180)" office:value-type="float" office:value="-0.155291427061512" calcext:value-type="float">
            <text:p>-0.16</text:p>
          </table:table-cell>
          <table:table-cell table:style-name="ce1" table:formula="of:=[.$B$80]*SIN(([.$H138] -180)*PI()/180)" office:value-type="float" office:value="0.579555495773441" calcext:value-type="float">
            <text:p>0.58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75" calcext:value-type="float">
            <text:p>-7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138];[.$B$81])" office:value-type="float" office:value="45" calcext:value-type="float">
            <text:p>45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80]*COS(([.$H139] -180)*PI()/180)" office:value-type="float" office:value="-0.205212085995402" calcext:value-type="float">
            <text:p>-0.21</text:p>
          </table:table-cell>
          <table:table-cell table:style-name="ce1" table:formula="of:=[.$B$80]*SIN(([.$H139] -180)*PI()/180)" office:value-type="float" office:value="0.563815572471545" calcext:value-type="float">
            <text:p>0.56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70" calcext:value-type="float">
            <text:p>-7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139];[.$B$81])" office:value-type="float" office:value="50" calcext:value-type="float">
            <text:p>5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80]*COS(([.$H140] -180)*PI()/180)" office:value-type="float" office:value="-0.25357095704442" calcext:value-type="float">
            <text:p>-0.25</text:p>
          </table:table-cell>
          <table:table-cell table:style-name="ce1" table:formula="of:=[.$B$80]*SIN(([.$H140] -180)*PI()/180)" office:value-type="float" office:value="0.54378467222199" calcext:value-type="float">
            <text:p>0.54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65" calcext:value-type="float">
            <text:p>-6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140];[.$B$81])" office:value-type="float" office:value="55" calcext:value-type="float">
            <text:p>5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" table:formula="of:=[.$B$80]*COS(([.$H141] -180)*PI()/180)" office:value-type="float" office:value="-0.3" calcext:value-type="float">
            <text:p>-0.30</text:p>
          </table:table-cell>
          <table:table-cell table:style-name="ce1" table:formula="of:=[.$B$80]*SIN(([.$H141] -180)*PI()/180)" office:value-type="float" office:value="0.519615242270663" calcext:value-type="float">
            <text:p>0.52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60" calcext:value-type="float">
            <text:p>-6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141];[.$B$81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80]*COS(([.$H142] -180)*PI()/180)" office:value-type="float" office:value="-0.344145861810628" calcext:value-type="float">
            <text:p>-0.34</text:p>
          </table:table-cell>
          <table:table-cell table:style-name="ce1" table:formula="of:=[.$B$80]*SIN(([.$H142] -180)*PI()/180)" office:value-type="float" office:value="0.491491226573395" calcext:value-type="float">
            <text:p>0.49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55" calcext:value-type="float">
            <text:p>-5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142];[.$B$81])" office:value-type="float" office:value="5" calcext:value-type="float">
            <text:p>5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80]*COS(([.$H143] -180)*PI()/180)" office:value-type="float" office:value="-0.385672565811924" calcext:value-type="float">
            <text:p>-0.39</text:p>
          </table:table-cell>
          <table:table-cell table:style-name="ce1" table:formula="of:=[.$B$80]*SIN(([.$H143] -180)*PI()/180)" office:value-type="float" office:value="0.459626665871387" calcext:value-type="float">
            <text:p>0.46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50" calcext:value-type="float">
            <text:p>-5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143];[.$B$81])" office:value-type="float" office:value="10" calcext:value-type="float">
            <text:p>1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80]*COS(([.$H144] -180)*PI()/180)" office:value-type="float" office:value="-0.424264068711929" calcext:value-type="float">
            <text:p>-0.42</text:p>
          </table:table-cell>
          <table:table-cell table:style-name="ce1" table:formula="of:=[.$B$80]*SIN(([.$H144] -180)*PI()/180)" office:value-type="float" office:value="0.424264068711928" calcext:value-type="float">
            <text:p>0.42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45" calcext:value-type="float">
            <text:p>-4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144];[.$B$81])" office:value-type="float" office:value="15" calcext:value-type="float">
            <text:p>15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80]*COS(([.$H145] -180)*PI()/180)" office:value-type="float" office:value="-0.459626665871387" calcext:value-type="float">
            <text:p>-0.46</text:p>
          </table:table-cell>
          <table:table-cell table:style-name="ce1" table:formula="of:=[.$B$80]*SIN(([.$H145] -180)*PI()/180)" office:value-type="float" office:value="0.385672565811924" calcext:value-type="float">
            <text:p>0.39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40" calcext:value-type="float">
            <text:p>-4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145];[.$B$81])" office:value-type="float" office:value="20" calcext:value-type="float">
            <text:p>2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80]*COS(([.$H146] -180)*PI()/180)" office:value-type="float" office:value="-0.491491226573395" calcext:value-type="float">
            <text:p>-0.49</text:p>
          </table:table-cell>
          <table:table-cell table:style-name="ce1" table:formula="of:=[.$B$80]*SIN(([.$H146] -180)*PI()/180)" office:value-type="float" office:value="0.344145861810627" calcext:value-type="float">
            <text:p>0.34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35" calcext:value-type="float">
            <text:p>-3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146];[.$B$81])" office:value-type="float" office:value="25" calcext:value-type="float">
            <text:p>25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80]*COS(([.$H147] -180)*PI()/180)" office:value-type="float" office:value="-0.519615242270663" calcext:value-type="float">
            <text:p>-0.52</text:p>
          </table:table-cell>
          <table:table-cell table:style-name="ce1" table:formula="of:=[.$B$80]*SIN(([.$H147] -180)*PI()/180)" office:value-type="float" office:value="0.3" calcext:value-type="float">
            <text:p>0.30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30" calcext:value-type="float">
            <text:p>-3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147];[.$B$81])" office:value-type="float" office:value="30" calcext:value-type="float">
            <text:p>3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80]*COS(([.$H148] -180)*PI()/180)" office:value-type="float" office:value="-0.54378467222199" calcext:value-type="float">
            <text:p>-0.54</text:p>
          </table:table-cell>
          <table:table-cell table:style-name="ce1" table:formula="of:=[.$B$80]*SIN(([.$H148] -180)*PI()/180)" office:value-type="float" office:value="0.25357095704442" calcext:value-type="float">
            <text:p>0.25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25" calcext:value-type="float">
            <text:p>-2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148];[.$B$81])" office:value-type="float" office:value="35" calcext:value-type="float">
            <text:p>35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80]*COS(([.$H149] -180)*PI()/180)" office:value-type="float" office:value="-0.563815572471545" calcext:value-type="float">
            <text:p>-0.56</text:p>
          </table:table-cell>
          <table:table-cell table:style-name="ce1" table:formula="of:=[.$B$80]*SIN(([.$H149] -180)*PI()/180)" office:value-type="float" office:value="0.205212085995401" calcext:value-type="float">
            <text:p>0.21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20" calcext:value-type="float">
            <text:p>-2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149];[.$B$81])" office:value-type="float" office:value="40" calcext:value-type="float">
            <text:p>4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80]*COS(([.$H150] -180)*PI()/180)" office:value-type="float" office:value="-0.579555495773441" calcext:value-type="float">
            <text:p>-0.58</text:p>
          </table:table-cell>
          <table:table-cell table:style-name="ce1" table:formula="of:=[.$B$80]*SIN(([.$H150] -180)*PI()/180)" office:value-type="float" office:value="0.155291427061512" calcext:value-type="float">
            <text:p>0.16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15" calcext:value-type="float">
            <text:p>-1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150];[.$B$81])" office:value-type="float" office:value="45" calcext:value-type="float">
            <text:p>45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80]*COS(([.$H151] -180)*PI()/180)" office:value-type="float" office:value="-0.590884651807325" calcext:value-type="float">
            <text:p>-0.59</text:p>
          </table:table-cell>
          <table:table-cell table:style-name="ce1" table:formula="of:=[.$B$80]*SIN(([.$H151] -180)*PI()/180)" office:value-type="float" office:value="0.104188906600158" calcext:value-type="float">
            <text:p>0.10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10" calcext:value-type="float">
            <text:p>-1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151];[.$B$81])" office:value-type="float" office:value="50" calcext:value-type="float">
            <text:p>50</text:p>
          </table:table-cell>
          <table:table-cell table:number-columns-repeated="1012"/>
        </table:table-row>
        <table:table-row table:style-name="ro1" table:visibility="filter">
          <table:table-cell table:number-columns-repeated="2"/>
          <table:table-cell table:style-name="ce1" table:formula="of:=[.$B$80]*COS(([.$H152] -180)*PI()/180)" office:value-type="float" office:value="-0.597716818855047" calcext:value-type="float">
            <text:p>-0.60</text:p>
          </table:table-cell>
          <table:table-cell table:style-name="ce1" table:formula="of:=[.$B$80]*SIN(([.$H152] -180)*PI()/180)" office:value-type="float" office:value="0.0522934456485948" calcext:value-type="float">
            <text:p>0.05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-5" calcext:value-type="float">
            <text:p>-5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152];[.$B$81])" office:value-type="float" office:value="55" calcext:value-type="float">
            <text:p>55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" table:formula="of:=[.$B$80]*COS(([.$H153] -180)*PI()/180)" office:value-type="float" office:value="-0.6" calcext:value-type="float">
            <text:p>-0.60</text:p>
          </table:table-cell>
          <table:table-cell table:style-name="ce1" table:formula="of:=[.$B$80]*SIN(([.$H153] -180)*PI()/180)" office:value-type="float" office:value="-7.34788079488412E-017" calcext:value-type="float">
            <text:p>0.00</text:p>
          </table:table-cell>
          <table:table-cell table:style-name="ce1" table:formula="of:=[.$B$82]" office:value-type="float" office:value="0.15" calcext:value-type="float">
            <text:p>0.15</text:p>
          </table:table-cell>
          <table:table-cell table:number-columns-repeated="2" table:style-name="ce1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MOD([.H153];[.$B$81])" office:value-type="float" office:value="0" calcext:value-type="float">
            <text:p>0</text:p>
          </table:table-cell>
          <table:table-cell table:number-columns-repeated="1012"/>
        </table:table-row>
        <table:table-row table:style-name="ro1" table:number-rows-repeated="10484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shapes>
          <draw:frame draw:z-index="0" draw:style-name="gr1" draw:text-style-name="P1" svg:width="9.3465in" svg:height="8.1646in" svg:x="8.9508in" svg:y="0.2161in">
            <draw:object draw:notify-on-update-of-ranges="Sheet2.I2:Sheet2.I65 Sheet2.J2:Sheet2.J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2" table:number-columns-repeated="6" table:default-cell-style-name="ce8"/>
        <table:table-column table:style-name="co2" table:default-cell-style-name="Default"/>
        <table:table-column table:style-name="co2" table:number-columns-repeated="2" table:default-cell-style-name="ce1"/>
        <table:table-row table:style-name="ro1">
          <table:table-cell/>
          <table:table-cell table:style-name="Default" table:number-columns-repeated="6"/>
          <table:table-cell/>
          <table:table-cell table:style-name="Default" office:value-type="float" office:value="1.1" calcext:value-type="float">
            <text:p>1.1</text:p>
          </table:table-cell>
          <table:table-cell table:style-name="Default"/>
        </table:table-row>
        <table:table-row table:style-name="ro2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2] +[.$I$1]*COS([.$G2]*PI()/180)" office:value-type="float" office:value="2" calcext:value-type="float">
            <text:p>2.00</text:p>
          </table:table-cell>
          <table:table-cell table:formula="of:=[.C2] +[.$I$1]*SIN([.$G2]*PI()/180)" office:value-type="float" office:value="0" calcext:value-type="float">
            <text:p>0.00</text:p>
          </table:table-cell>
        </table:table-row>
        <table:table-row table:style-name="ro2">
          <table:table-cell/>
          <table:table-cell office:value-type="float" office:value="0.87" calcext:value-type="float">
            <text:p>0.87</text:p>
          </table:table-cell>
          <table:table-cell office:value-type="float" office:value="0.23" calcext:value-type="float">
            <text:p>0.23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B3] +[.$I$1]*COS([.$G3]*PI()/180)" office:value-type="float" office:value="1.93251840891798" calcext:value-type="float">
            <text:p>1.93</text:p>
          </table:table-cell>
          <table:table-cell table:formula="of:=[.C3] +[.$I$1]*SIN([.$G3]*PI()/180)" office:value-type="float" office:value="0.514700949612773" calcext:value-type="float">
            <text:p>0.51</text:p>
          </table:table-cell>
        </table:table-row>
        <table:table-row table:style-name="ro2">
          <table:table-cell/>
          <table:table-cell office:value-type="float" office:value="0.78" calcext:value-type="float">
            <text:p>0.78</text:p>
          </table:table-cell>
          <table:table-cell office:value-type="float" office:value="0.45" calcext:value-type="float">
            <text:p>0.45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B4] +[.$I$1]*COS([.$G4]*PI()/180)" office:value-type="float" office:value="1.73262794416288" calcext:value-type="float">
            <text:p>1.73</text:p>
          </table:table-cell>
          <table:table-cell table:formula="of:=[.C4] +[.$I$1]*SIN([.$G4]*PI()/180)" office:value-type="float" office:value="1" calcext:value-type="float">
            <text:p>1.00</text:p>
          </table:table-cell>
        </table:table-row>
        <table:table-row table:style-name="ro2">
          <table:table-cell/>
          <table:table-cell table:number-columns-repeated="2" office:value-type="float" office:value="0.64" calcext:value-type="float">
            <text:p>0.64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B5] +[.$I$1]*COS([.$G5]*PI()/180)" office:value-type="float" office:value="1.4178174593052" calcext:value-type="float">
            <text:p>1.42</text:p>
          </table:table-cell>
          <table:table-cell table:formula="of:=[.C5] +[.$I$1]*SIN([.$G5]*PI()/180)" office:value-type="float" office:value="1.4178174593052" calcext:value-type="float">
            <text:p>1.42</text:p>
          </table:table-cell>
        </table:table-row>
        <table:table-row table:style-name="ro2">
          <table:table-cell/>
          <table:table-cell office:value-type="float" office:value="0.45" calcext:value-type="float">
            <text:p>0.45</text:p>
          </table:table-cell>
          <table:table-cell office:value-type="float" office:value="0.78" calcext:value-type="float">
            <text:p>0.78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6] +[.$I$1]*COS([.$G6]*PI()/180)" office:value-type="float" office:value="1" calcext:value-type="float">
            <text:p>1.00</text:p>
          </table:table-cell>
          <table:table-cell table:formula="of:=[.C6] +[.$I$1]*SIN([.$G6]*PI()/180)" office:value-type="float" office:value="1.73262794416288" calcext:value-type="float">
            <text:p>1.73</text:p>
          </table:table-cell>
        </table:table-row>
        <table:table-row table:style-name="ro2">
          <table:table-cell/>
          <table:table-cell office:value-type="float" office:value="0.23" calcext:value-type="float">
            <text:p>0.23</text:p>
          </table:table-cell>
          <table:table-cell office:value-type="float" office:value="0.87" calcext:value-type="float">
            <text:p>0.87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B7] +[.$I$1]*COS([.$G7]*PI()/180)" office:value-type="float" office:value="0.514700949612773" calcext:value-type="float">
            <text:p>0.51</text:p>
          </table:table-cell>
          <table:table-cell table:formula="of:=[.C7] +[.$I$1]*SIN([.$G7]*PI()/180)" office:value-type="float" office:value="1.93251840891798" calcext:value-type="float">
            <text:p>1.93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B8] +[.$I$1]*COS([.$G8]*PI()/180)" office:value-type="float" office:value="6.73555739531044E-017" calcext:value-type="float">
            <text:p>0.00</text:p>
          </table:table-cell>
          <table:table-cell table:formula="of:=[.C8] +[.$I$1]*SIN([.$G8]*PI()/180)" office:value-type="float" office:value="2" calcext:value-type="float">
            <text:p>2.00</text:p>
          </table:table-cell>
        </table:table-row>
        <table:table-row table:style-name="ro2">
          <table:table-cell/>
          <table:table-cell office:value-type="float" office:value="-0.23" calcext:value-type="float">
            <text:p>-0.23</text:p>
          </table:table-cell>
          <table:table-cell office:value-type="float" office:value="0.87" calcext:value-type="float">
            <text:p>0.87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B9] +[.$I$1]*COS([.$G9]*PI()/180)" office:value-type="float" office:value="-0.514700949612773" calcext:value-type="float">
            <text:p>-0.51</text:p>
          </table:table-cell>
          <table:table-cell table:formula="of:=[.C9] +[.$I$1]*SIN([.$G9]*PI()/180)" office:value-type="float" office:value="1.93251840891798" calcext:value-type="float">
            <text:p>1.93</text:p>
          </table:table-cell>
        </table:table-row>
        <table:table-row table:style-name="ro2">
          <table:table-cell/>
          <table:table-cell office:value-type="float" office:value="-0.45" calcext:value-type="float">
            <text:p>-0.45</text:p>
          </table:table-cell>
          <table:table-cell office:value-type="float" office:value="0.78" calcext:value-type="float">
            <text:p>0.78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B10] +[.$I$1]*COS([.$G10]*PI()/180)" office:value-type="float" office:value="-1" calcext:value-type="float">
            <text:p>-1.00</text:p>
          </table:table-cell>
          <table:table-cell table:formula="of:=[.C10] +[.$I$1]*SIN([.$G10]*PI()/180)" office:value-type="float" office:value="1.73262794416288" calcext:value-type="float">
            <text:p>1.73</text:p>
          </table:table-cell>
        </table:table-row>
        <table:table-row table:style-name="ro2">
          <table:table-cell/>
          <table:table-cell office:value-type="float" office:value="-0.64" calcext:value-type="float">
            <text:p>-0.64</text:p>
          </table:table-cell>
          <table:table-cell office:value-type="float" office:value="0.64" calcext:value-type="float">
            <text:p>0.64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[.B11] +[.$I$1]*COS([.$G11]*PI()/180)" office:value-type="float" office:value="-1.4178174593052" calcext:value-type="float">
            <text:p>-1.42</text:p>
          </table:table-cell>
          <table:table-cell table:formula="of:=[.C11] +[.$I$1]*SIN([.$G11]*PI()/180)" office:value-type="float" office:value="1.4178174593052" calcext:value-type="float">
            <text:p>1.42</text:p>
          </table:table-cell>
        </table:table-row>
        <table:table-row table:style-name="ro2">
          <table:table-cell/>
          <table:table-cell office:value-type="float" office:value="-0.78" calcext:value-type="float">
            <text:p>-0.78</text:p>
          </table:table-cell>
          <table:table-cell office:value-type="float" office:value="0.45" calcext:value-type="float">
            <text:p>0.45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[.B12] +[.$I$1]*COS([.$G12]*PI()/180)" office:value-type="float" office:value="-1.73262794416288" calcext:value-type="float">
            <text:p>-1.73</text:p>
          </table:table-cell>
          <table:table-cell table:formula="of:=[.C12] +[.$I$1]*SIN([.$G12]*PI()/180)" office:value-type="float" office:value="1" calcext:value-type="float">
            <text:p>1.00</text:p>
          </table:table-cell>
        </table:table-row>
        <table:table-row table:style-name="ro2">
          <table:table-cell/>
          <table:table-cell office:value-type="float" office:value="-0.87" calcext:value-type="float">
            <text:p>-0.87</text:p>
          </table:table-cell>
          <table:table-cell office:value-type="float" office:value="0.23" calcext:value-type="float">
            <text:p>0.23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[.B13] +[.$I$1]*COS([.$G13]*PI()/180)" office:value-type="float" office:value="-1.93251840891798" calcext:value-type="float">
            <text:p>-1.93</text:p>
          </table:table-cell>
          <table:table-cell table:formula="of:=[.C13] +[.$I$1]*SIN([.$G13]*PI()/180)" office:value-type="float" office:value="0.514700949612773" calcext:value-type="float">
            <text:p>0.51</text:p>
          </table:table-cell>
        </table:table-row>
        <table:table-row table:style-name="ro2">
          <table:table-cell/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[.B14] +[.$I$1]*COS([.$G14]*PI()/180)" office:value-type="float" office:value="-2" calcext:value-type="float">
            <text:p>-2.00</text:p>
          </table:table-cell>
          <table:table-cell table:formula="of:=[.C14] +[.$I$1]*SIN([.$G14]*PI()/180)" office:value-type="float" office:value="1.34711147906209E-016" calcext:value-type="float">
            <text:p>0.00</text:p>
          </table:table-cell>
        </table:table-row>
        <table:table-row table:style-name="ro2">
          <table:table-cell/>
          <table:table-cell office:value-type="float" office:value="-0.87" calcext:value-type="float">
            <text:p>-0.87</text:p>
          </table:table-cell>
          <table:table-cell office:value-type="float" office:value="-0.23" calcext:value-type="float">
            <text:p>-0.23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5" calcext:value-type="float">
            <text:p>-165</text:p>
          </table:table-cell>
          <table:table-cell/>
          <table:table-cell table:formula="of:=[.B15] +[.$I$1]*COS([.$G15]*PI()/180)" office:value-type="float" office:value="-1.93251840891798" calcext:value-type="float">
            <text:p>-1.93</text:p>
          </table:table-cell>
          <table:table-cell table:formula="of:=[.C15] +[.$I$1]*SIN([.$G15]*PI()/180)" office:value-type="float" office:value="-0.514700949612773" calcext:value-type="float">
            <text:p>-0.51</text:p>
          </table:table-cell>
        </table:table-row>
        <table:table-row table:style-name="ro2">
          <table:table-cell/>
          <table:table-cell office:value-type="float" office:value="-0.78" calcext:value-type="float">
            <text:p>-0.78</text:p>
          </table:table-cell>
          <table:table-cell office:value-type="float" office:value="-0.45" calcext:value-type="float">
            <text:p>-0.45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0" calcext:value-type="float">
            <text:p>-150</text:p>
          </table:table-cell>
          <table:table-cell/>
          <table:table-cell table:formula="of:=[.B16] +[.$I$1]*COS([.$G16]*PI()/180)" office:value-type="float" office:value="-1.73262794416288" calcext:value-type="float">
            <text:p>-1.73</text:p>
          </table:table-cell>
          <table:table-cell table:formula="of:=[.C16] +[.$I$1]*SIN([.$G16]*PI()/180)" office:value-type="float" office:value="-1" calcext:value-type="float">
            <text:p>-1.00</text:p>
          </table:table-cell>
        </table:table-row>
        <table:table-row table:style-name="ro2">
          <table:table-cell/>
          <table:table-cell table:number-columns-repeated="2" office:value-type="float" office:value="-0.64" calcext:value-type="float">
            <text:p>-0.64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5" calcext:value-type="float">
            <text:p>-135</text:p>
          </table:table-cell>
          <table:table-cell/>
          <table:table-cell table:formula="of:=[.B17] +[.$I$1]*COS([.$G17]*PI()/180)" office:value-type="float" office:value="-1.4178174593052" calcext:value-type="float">
            <text:p>-1.42</text:p>
          </table:table-cell>
          <table:table-cell table:formula="of:=[.C17] +[.$I$1]*SIN([.$G17]*PI()/180)" office:value-type="float" office:value="-1.4178174593052" calcext:value-type="float">
            <text:p>-1.42</text:p>
          </table:table-cell>
        </table:table-row>
        <table:table-row table:style-name="ro2">
          <table:table-cell/>
          <table:table-cell office:value-type="float" office:value="-0.45" calcext:value-type="float">
            <text:p>-0.45</text:p>
          </table:table-cell>
          <table:table-cell office:value-type="float" office:value="-0.78" calcext:value-type="float">
            <text:p>-0.78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0" calcext:value-type="float">
            <text:p>-120</text:p>
          </table:table-cell>
          <table:table-cell/>
          <table:table-cell table:formula="of:=[.B18] +[.$I$1]*COS([.$G18]*PI()/180)" office:value-type="float" office:value="-1" calcext:value-type="float">
            <text:p>-1.00</text:p>
          </table:table-cell>
          <table:table-cell table:formula="of:=[.C18] +[.$I$1]*SIN([.$G18]*PI()/180)" office:value-type="float" office:value="-1.73262794416288" calcext:value-type="float">
            <text:p>-1.73</text:p>
          </table:table-cell>
        </table:table-row>
        <table:table-row table:style-name="ro2">
          <table:table-cell/>
          <table:table-cell office:value-type="float" office:value="-0.23" calcext:value-type="float">
            <text:p>-0.23</text:p>
          </table:table-cell>
          <table:table-cell office:value-type="float" office:value="-0.87" calcext:value-type="float">
            <text:p>-0.87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5" calcext:value-type="float">
            <text:p>-105</text:p>
          </table:table-cell>
          <table:table-cell/>
          <table:table-cell table:formula="of:=[.B19] +[.$I$1]*COS([.$G19]*PI()/180)" office:value-type="float" office:value="-0.514700949612773" calcext:value-type="float">
            <text:p>-0.51</text:p>
          </table:table-cell>
          <table:table-cell table:formula="of:=[.C19] +[.$I$1]*SIN([.$G19]*PI()/180)" office:value-type="float" office:value="-1.93251840891798" calcext:value-type="float">
            <text:p>-1.93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" calcext:value-type="float">
            <text:p>-90</text:p>
          </table:table-cell>
          <table:table-cell/>
          <table:table-cell table:formula="of:=[.B20] +[.$I$1]*COS([.$G20]*PI()/180)" office:value-type="float" office:value="6.73555739531044E-017" calcext:value-type="float">
            <text:p>0.00</text:p>
          </table:table-cell>
          <table:table-cell table:formula="of:=[.C20] +[.$I$1]*SIN([.$G20]*PI()/180)" office:value-type="float" office:value="-2" calcext:value-type="float">
            <text:p>-2.00</text:p>
          </table:table-cell>
        </table:table-row>
        <table:table-row table:style-name="ro2">
          <table:table-cell/>
          <table:table-cell office:value-type="float" office:value="0.23" calcext:value-type="float">
            <text:p>0.23</text:p>
          </table:table-cell>
          <table:table-cell office:value-type="float" office:value="-0.87" calcext:value-type="float">
            <text:p>-0.87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5" calcext:value-type="float">
            <text:p>-75</text:p>
          </table:table-cell>
          <table:table-cell/>
          <table:table-cell table:formula="of:=[.B21] +[.$I$1]*COS([.$G21]*PI()/180)" office:value-type="float" office:value="0.514700949612773" calcext:value-type="float">
            <text:p>0.51</text:p>
          </table:table-cell>
          <table:table-cell table:formula="of:=[.C21] +[.$I$1]*SIN([.$G21]*PI()/180)" office:value-type="float" office:value="-1.93251840891798" calcext:value-type="float">
            <text:p>-1.93</text:p>
          </table:table-cell>
        </table:table-row>
        <table:table-row table:style-name="ro2">
          <table:table-cell/>
          <table:table-cell office:value-type="float" office:value="0.45" calcext:value-type="float">
            <text:p>0.45</text:p>
          </table:table-cell>
          <table:table-cell office:value-type="float" office:value="-0.78" calcext:value-type="float">
            <text:p>-0.78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/>
          <table:table-cell table:formula="of:=[.B22] +[.$I$1]*COS([.$G22]*PI()/180)" office:value-type="float" office:value="1" calcext:value-type="float">
            <text:p>1.00</text:p>
          </table:table-cell>
          <table:table-cell table:formula="of:=[.C22] +[.$I$1]*SIN([.$G22]*PI()/180)" office:value-type="float" office:value="-1.73262794416288" calcext:value-type="float">
            <text:p>-1.73</text:p>
          </table:table-cell>
        </table:table-row>
        <table:table-row table:style-name="ro2">
          <table:table-cell/>
          <table:table-cell office:value-type="float" office:value="0.64" calcext:value-type="float">
            <text:p>0.64</text:p>
          </table:table-cell>
          <table:table-cell office:value-type="float" office:value="-0.64" calcext:value-type="float">
            <text:p>-0.64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/>
          <table:table-cell table:formula="of:=[.B23] +[.$I$1]*COS([.$G23]*PI()/180)" office:value-type="float" office:value="1.4178174593052" calcext:value-type="float">
            <text:p>1.42</text:p>
          </table:table-cell>
          <table:table-cell table:formula="of:=[.C23] +[.$I$1]*SIN([.$G23]*PI()/180)" office:value-type="float" office:value="-1.4178174593052" calcext:value-type="float">
            <text:p>-1.42</text:p>
          </table:table-cell>
        </table:table-row>
        <table:table-row table:style-name="ro2">
          <table:table-cell/>
          <table:table-cell office:value-type="float" office:value="0.78" calcext:value-type="float">
            <text:p>0.78</text:p>
          </table:table-cell>
          <table:table-cell office:value-type="float" office:value="-0.45" calcext:value-type="float">
            <text:p>-0.45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/>
          <table:table-cell table:formula="of:=[.B24] +[.$I$1]*COS([.$G24]*PI()/180)" office:value-type="float" office:value="1.73262794416288" calcext:value-type="float">
            <text:p>1.73</text:p>
          </table:table-cell>
          <table:table-cell table:formula="of:=[.C24] +[.$I$1]*SIN([.$G24]*PI()/180)" office:value-type="float" office:value="-1" calcext:value-type="float">
            <text:p>-1.00</text:p>
          </table:table-cell>
        </table:table-row>
        <table:table-row table:style-name="ro2">
          <table:table-cell/>
          <table:table-cell office:value-type="float" office:value="0.87" calcext:value-type="float">
            <text:p>0.87</text:p>
          </table:table-cell>
          <table:table-cell office:value-type="float" office:value="-0.23" calcext:value-type="float">
            <text:p>-0.23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/>
          <table:table-cell table:formula="of:=[.B25] +[.$I$1]*COS([.$G25]*PI()/180)" office:value-type="float" office:value="1.93251840891798" calcext:value-type="float">
            <text:p>1.93</text:p>
          </table:table-cell>
          <table:table-cell table:formula="of:=[.C25] +[.$I$1]*SIN([.$G25]*PI()/180)" office:value-type="float" office:value="-0.514700949612773" calcext:value-type="float">
            <text:p>-0.51</text:p>
          </table:table-cell>
        </table:table-row>
        <table:table-row table:style-name="ro2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26] +[.$I$1]*COS([.$G26]*PI()/180)" office:value-type="float" office:value="2" calcext:value-type="float">
            <text:p>2.00</text:p>
          </table:table-cell>
          <table:table-cell table:formula="of:=[.C26] +[.$I$1]*SIN([.$G26]*PI()/180)" office:value-type="float" office:value="0" calcext:value-type="float">
            <text:p>0.00</text:p>
          </table:table-cell>
        </table:table-row>
        <table:table-row table:style-name="ro2">
          <table:table-cell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27] +[.$I$1]*COS([.$G27]*PI()/180)" office:value-type="float" office:value="1.5" calcext:value-type="float">
            <text:p>1.50</text:p>
          </table:table-cell>
          <table:table-cell table:formula="of:=[.C27] +[.$I$1]*SIN([.$G27]*PI()/180)" office:value-type="float" office:value="0" calcext:value-type="float">
            <text:p>0.00</text:p>
          </table:table-cell>
        </table:table-row>
        <table:table-row table:style-name="ro2">
          <table:table-cell/>
          <table:table-cell office:value-type="float" office:value="0.38" calcext:value-type="float">
            <text:p>0.38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28] +[.$I$1]*COS([.$G28]*PI()/180)" office:value-type="float" office:value="1.4136618828645" calcext:value-type="float">
            <text:p>1.41</text:p>
          </table:table-cell>
          <table:table-cell table:formula="of:=[.C28] +[.$I$1]*SIN([.$G28]*PI()/180)" office:value-type="float" office:value="0.516222157658236" calcext:value-type="float">
            <text:p>0.52</text:p>
          </table:table-cell>
        </table:table-row>
        <table:table-row table:style-name="ro2">
          <table:table-cell/>
          <table:table-cell office:value-type="float" office:value="0.31" calcext:value-type="float">
            <text:p>0.31</text:p>
          </table:table-cell>
          <table:table-cell office:value-type="float" office:value="0.26" calcext:value-type="float">
            <text:p>0.26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B29] +[.$I$1]*COS([.$G29]*PI()/180)" office:value-type="float" office:value="1.15264888743088" calcext:value-type="float">
            <text:p>1.15</text:p>
          </table:table-cell>
          <table:table-cell table:formula="of:=[.C29] +[.$I$1]*SIN([.$G29]*PI()/180)" office:value-type="float" office:value="0.967066370655193" calcext:value-type="float">
            <text:p>0.97</text:p>
          </table:table-cell>
        </table:table-row>
        <table:table-row table:style-name="ro2">
          <table:table-cell/>
          <table:table-cell office:value-type="float" office:value="0.2" calcext:value-type="float">
            <text:p>0.2</text:p>
          </table:table-cell>
          <table:table-cell office:value-type="float" office:value="0.35" calcext:value-type="float">
            <text:p>0.35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30] +[.$I$1]*COS([.$G30]*PI()/180)" office:value-type="float" office:value="0.75" calcext:value-type="float">
            <text:p>0.75</text:p>
          </table:table-cell>
          <table:table-cell table:formula="of:=[.C30] +[.$I$1]*SIN([.$G30]*PI()/180)" office:value-type="float" office:value="1.30262794416288" calcext:value-type="float">
            <text:p>1.30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0.39" calcext:value-type="float">
            <text:p>0.39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B31] +[.$I$1]*COS([.$G31]*PI()/180)" office:value-type="float" office:value="0.261012995433623" calcext:value-type="float">
            <text:p>0.26</text:p>
          </table:table-cell>
          <table:table-cell table:formula="of:=[.C31] +[.$I$1]*SIN([.$G31]*PI()/180)" office:value-type="float" office:value="1.47328852831343" calcext:value-type="float">
            <text:p>1.47</text:p>
          </table:table-cell>
        </table:table-row>
        <table:table-row table:style-name="ro2">
          <table:table-cell/>
          <table:table-cell office:value-type="float" office:value="-0.07" calcext:value-type="float">
            <text:p>-0.07</text:p>
          </table:table-cell>
          <table:table-cell office:value-type="float" office:value="0.39" calcext:value-type="float">
            <text:p>0.39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B32] +[.$I$1]*COS([.$G32]*PI()/180)" office:value-type="float" office:value="-0.261012995433623" calcext:value-type="float">
            <text:p>-0.26</text:p>
          </table:table-cell>
          <table:table-cell table:formula="of:=[.C32] +[.$I$1]*SIN([.$G32]*PI()/180)" office:value-type="float" office:value="1.47328852831343" calcext:value-type="float">
            <text:p>1.47</text:p>
          </table:table-cell>
        </table:table-row>
        <table:table-row table:style-name="ro2">
          <table:table-cell/>
          <table:table-cell office:value-type="float" office:value="-0.2" calcext:value-type="float">
            <text:p>-0.2</text:p>
          </table:table-cell>
          <table:table-cell office:value-type="float" office:value="0.35" calcext:value-type="float">
            <text:p>0.35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B33] +[.$I$1]*COS([.$G33]*PI()/180)" office:value-type="float" office:value="-0.75" calcext:value-type="float">
            <text:p>-0.75</text:p>
          </table:table-cell>
          <table:table-cell table:formula="of:=[.C33] +[.$I$1]*SIN([.$G33]*PI()/180)" office:value-type="float" office:value="1.30262794416288" calcext:value-type="float">
            <text:p>1.30</text:p>
          </table:table-cell>
        </table:table-row>
        <table:table-row table:style-name="ro2">
          <table:table-cell/>
          <table:table-cell office:value-type="float" office:value="-0.31" calcext:value-type="float">
            <text:p>-0.31</text:p>
          </table:table-cell>
          <table:table-cell office:value-type="float" office:value="0.26" calcext:value-type="float">
            <text:p>0.26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[.B34] +[.$I$1]*COS([.$G34]*PI()/180)" office:value-type="float" office:value="-1.15264888743088" calcext:value-type="float">
            <text:p>-1.15</text:p>
          </table:table-cell>
          <table:table-cell table:formula="of:=[.C34] +[.$I$1]*SIN([.$G34]*PI()/180)" office:value-type="float" office:value="0.967066370655193" calcext:value-type="float">
            <text:p>0.97</text:p>
          </table:table-cell>
        </table:table-row>
        <table:table-row table:style-name="ro2">
          <table:table-cell/>
          <table:table-cell office:value-type="float" office:value="-0.38" calcext:value-type="float">
            <text:p>-0.38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B35] +[.$I$1]*COS([.$G35]*PI()/180)" office:value-type="float" office:value="-1.4136618828645" calcext:value-type="float">
            <text:p>-1.41</text:p>
          </table:table-cell>
          <table:table-cell table:formula="of:=[.C35] +[.$I$1]*SIN([.$G35]*PI()/180)" office:value-type="float" office:value="0.516222157658236" calcext:value-type="float">
            <text:p>0.52</text:p>
          </table:table-cell>
        </table:table-row>
        <table:table-row table:style-name="ro2">
          <table:table-cell/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[.B36] +[.$I$1]*COS([.$G36]*PI()/180)" office:value-type="float" office:value="-1.5" calcext:value-type="float">
            <text:p>-1.50</text:p>
          </table:table-cell>
          <table:table-cell table:formula="of:=[.C36] +[.$I$1]*SIN([.$G36]*PI()/180)" office:value-type="float" office:value="1.34711147906209E-016" calcext:value-type="float">
            <text:p>0.00</text:p>
          </table:table-cell>
        </table:table-row>
        <table:table-row table:style-name="ro2">
          <table:table-cell/>
          <table:table-cell office:value-type="float" office:value="-0.38" calcext:value-type="float">
            <text:p>-0.38</text:p>
          </table:table-cell>
          <table:table-cell office:value-type="float" office:value="-0.14" calcext:value-type="float">
            <text:p>-0.14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0" calcext:value-type="float">
            <text:p>-160</text:p>
          </table:table-cell>
          <table:table-cell/>
          <table:table-cell table:formula="of:=[.B37] +[.$I$1]*COS([.$G37]*PI()/180)" office:value-type="float" office:value="-1.4136618828645" calcext:value-type="float">
            <text:p>-1.41</text:p>
          </table:table-cell>
          <table:table-cell table:formula="of:=[.C37] +[.$I$1]*SIN([.$G37]*PI()/180)" office:value-type="float" office:value="-0.516222157658236" calcext:value-type="float">
            <text:p>-0.52</text:p>
          </table:table-cell>
        </table:table-row>
        <table:table-row table:style-name="ro2">
          <table:table-cell/>
          <table:table-cell office:value-type="float" office:value="-0.31" calcext:value-type="float">
            <text:p>-0.31</text:p>
          </table:table-cell>
          <table:table-cell office:value-type="float" office:value="-0.26" calcext:value-type="float">
            <text:p>-0.26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0" calcext:value-type="float">
            <text:p>-140</text:p>
          </table:table-cell>
          <table:table-cell/>
          <table:table-cell table:formula="of:=[.B38] +[.$I$1]*COS([.$G38]*PI()/180)" office:value-type="float" office:value="-1.15264888743088" calcext:value-type="float">
            <text:p>-1.15</text:p>
          </table:table-cell>
          <table:table-cell table:formula="of:=[.C38] +[.$I$1]*SIN([.$G38]*PI()/180)" office:value-type="float" office:value="-0.967066370655193" calcext:value-type="float">
            <text:p>-0.97</text:p>
          </table:table-cell>
        </table:table-row>
        <table:table-row table:style-name="ro2">
          <table:table-cell/>
          <table:table-cell office:value-type="float" office:value="-0.2" calcext:value-type="float">
            <text:p>-0.2</text:p>
          </table:table-cell>
          <table:table-cell office:value-type="float" office:value="-0.35" calcext:value-type="float">
            <text:p>-0.35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0" calcext:value-type="float">
            <text:p>-120</text:p>
          </table:table-cell>
          <table:table-cell/>
          <table:table-cell table:formula="of:=[.B39] +[.$I$1]*COS([.$G39]*PI()/180)" office:value-type="float" office:value="-0.75" calcext:value-type="float">
            <text:p>-0.75</text:p>
          </table:table-cell>
          <table:table-cell table:formula="of:=[.C39] +[.$I$1]*SIN([.$G39]*PI()/180)" office:value-type="float" office:value="-1.30262794416288" calcext:value-type="float">
            <text:p>-1.30</text:p>
          </table:table-cell>
        </table:table-row>
        <table:table-row table:style-name="ro2">
          <table:table-cell/>
          <table:table-cell office:value-type="float" office:value="-0.07" calcext:value-type="float">
            <text:p>-0.07</text:p>
          </table:table-cell>
          <table:table-cell office:value-type="float" office:value="-0.39" calcext:value-type="float">
            <text:p>-0.39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/>
          <table:table-cell table:formula="of:=[.B40] +[.$I$1]*COS([.$G40]*PI()/180)" office:value-type="float" office:value="-0.261012995433623" calcext:value-type="float">
            <text:p>-0.26</text:p>
          </table:table-cell>
          <table:table-cell table:formula="of:=[.C40] +[.$I$1]*SIN([.$G40]*PI()/180)" office:value-type="float" office:value="-1.47328852831343" calcext:value-type="float">
            <text:p>-1.47</text:p>
          </table:table-cell>
        </table:table-row>
        <table:table-row table:style-name="ro2">
          <table:table-cell/>
          <table:table-cell office:value-type="float" office:value="0.07" calcext:value-type="float">
            <text:p>0.07</text:p>
          </table:table-cell>
          <table:table-cell office:value-type="float" office:value="-0.39" calcext:value-type="float">
            <text:p>-0.39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" calcext:value-type="float">
            <text:p>-80</text:p>
          </table:table-cell>
          <table:table-cell/>
          <table:table-cell table:formula="of:=[.B41] +[.$I$1]*COS([.$G41]*PI()/180)" office:value-type="float" office:value="0.261012995433623" calcext:value-type="float">
            <text:p>0.26</text:p>
          </table:table-cell>
          <table:table-cell table:formula="of:=[.C41] +[.$I$1]*SIN([.$G41]*PI()/180)" office:value-type="float" office:value="-1.47328852831343" calcext:value-type="float">
            <text:p>-1.47</text:p>
          </table:table-cell>
        </table:table-row>
        <table:table-row table:style-name="ro2">
          <table:table-cell/>
          <table:table-cell office:value-type="float" office:value="0.2" calcext:value-type="float">
            <text:p>0.2</text:p>
          </table:table-cell>
          <table:table-cell office:value-type="float" office:value="-0.35" calcext:value-type="float">
            <text:p>-0.35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/>
          <table:table-cell table:formula="of:=[.B42] +[.$I$1]*COS([.$G42]*PI()/180)" office:value-type="float" office:value="0.75" calcext:value-type="float">
            <text:p>0.75</text:p>
          </table:table-cell>
          <table:table-cell table:formula="of:=[.C42] +[.$I$1]*SIN([.$G42]*PI()/180)" office:value-type="float" office:value="-1.30262794416288" calcext:value-type="float">
            <text:p>-1.30</text:p>
          </table:table-cell>
        </table:table-row>
        <table:table-row table:style-name="ro2">
          <table:table-cell/>
          <table:table-cell office:value-type="float" office:value="0.31" calcext:value-type="float">
            <text:p>0.31</text:p>
          </table:table-cell>
          <table:table-cell office:value-type="float" office:value="-0.26" calcext:value-type="float">
            <text:p>-0.26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/>
          <table:table-cell table:formula="of:=[.B43] +[.$I$1]*COS([.$G43]*PI()/180)" office:value-type="float" office:value="1.15264888743088" calcext:value-type="float">
            <text:p>1.15</text:p>
          </table:table-cell>
          <table:table-cell table:formula="of:=[.C43] +[.$I$1]*SIN([.$G43]*PI()/180)" office:value-type="float" office:value="-0.967066370655193" calcext:value-type="float">
            <text:p>-0.97</text:p>
          </table:table-cell>
        </table:table-row>
        <table:table-row table:style-name="ro2">
          <table:table-cell/>
          <table:table-cell office:value-type="float" office:value="0.38" calcext:value-type="float">
            <text:p>0.38</text:p>
          </table:table-cell>
          <table:table-cell office:value-type="float" office:value="-0.14" calcext:value-type="float">
            <text:p>-0.14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/>
          <table:table-cell table:formula="of:=[.B44] +[.$I$1]*COS([.$G44]*PI()/180)" office:value-type="float" office:value="1.4136618828645" calcext:value-type="float">
            <text:p>1.41</text:p>
          </table:table-cell>
          <table:table-cell table:formula="of:=[.C44] +[.$I$1]*SIN([.$G44]*PI()/180)" office:value-type="float" office:value="-0.516222157658236" calcext:value-type="float">
            <text:p>-0.52</text:p>
          </table:table-cell>
        </table:table-row>
        <table:table-row table:style-name="ro2">
          <table:table-cell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45] +[.$I$1]*COS([.$G45]*PI()/180)" office:value-type="float" office:value="1.5" calcext:value-type="float">
            <text:p>1.50</text:p>
          </table:table-cell>
          <table:table-cell table:formula="of:=[.C45] +[.$I$1]*SIN([.$G45]*PI()/180)" office:value-type="float" office:value="0" calcext:value-type="float">
            <text:p>0.00</text:p>
          </table:table-cell>
        </table:table-row>
        <table:table-row table:style-name="ro2">
          <table:table-cell/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46] +[.$I$1]*COS([.$G46]*PI()/180)" office:value-type="float" office:value="1" calcext:value-type="float">
            <text:p>1.00</text:p>
          </table:table-cell>
          <table:table-cell table:formula="of:=[.C46] +[.$I$1]*SIN([.$G46]*PI()/180)" office:value-type="float" office:value="0" calcext:value-type="float">
            <text:p>0.00</text:p>
          </table:table-cell>
        </table:table-row>
        <table:table-row table:style-name="ro2">
          <table:table-cell/>
          <table:table-cell office:value-type="float" office:value="-0.09" calcext:value-type="float">
            <text:p>-0.09</text:p>
          </table:table-cell>
          <table:table-cell office:value-type="float" office:value="-0.05" calcext:value-type="float">
            <text:p>-0.05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B47] +[.$I$1]*COS([.$G47]*PI()/180)" office:value-type="float" office:value="0.862627944162883" calcext:value-type="float">
            <text:p>0.86</text:p>
          </table:table-cell>
          <table:table-cell table:formula="of:=[.C47] +[.$I$1]*SIN([.$G47]*PI()/180)" office:value-type="float" office:value="0.5" calcext:value-type="float">
            <text:p>0.50</text:p>
          </table:table-cell>
        </table:table-row>
        <table:table-row table:style-name="ro2">
          <table:table-cell/>
          <table:table-cell office:value-type="float" office:value="-0.05" calcext:value-type="float">
            <text:p>-0.05</text:p>
          </table:table-cell>
          <table:table-cell office:value-type="float" office:value="-0.09" calcext:value-type="float">
            <text:p>-0.09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48] +[.$I$1]*COS([.$G48]*PI()/180)" office:value-type="float" office:value="0.5" calcext:value-type="float">
            <text:p>0.50</text:p>
          </table:table-cell>
          <table:table-cell table:formula="of:=[.C48] +[.$I$1]*SIN([.$G48]*PI()/180)" office:value-type="float" office:value="0.862627944162882" calcext:value-type="float">
            <text:p>0.86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B49] +[.$I$1]*COS([.$G49]*PI()/180)" office:value-type="float" office:value="6.73555739531044E-017" calcext:value-type="float">
            <text:p>0.00</text:p>
          </table:table-cell>
          <table:table-cell table:formula="of:=[.C49] +[.$I$1]*SIN([.$G49]*PI()/180)" office:value-type="float" office:value="1" calcext:value-type="float">
            <text:p>1.00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-0.09" calcext:value-type="float">
            <text:p>-0.09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B50] +[.$I$1]*COS([.$G50]*PI()/180)" office:value-type="float" office:value="-0.5" calcext:value-type="float">
            <text:p>-0.50</text:p>
          </table:table-cell>
          <table:table-cell table:formula="of:=[.C50] +[.$I$1]*SIN([.$G50]*PI()/180)" office:value-type="float" office:value="0.862627944162883" calcext:value-type="float">
            <text:p>0.86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-0.05" calcext:value-type="float">
            <text:p>-0.05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[.B51] +[.$I$1]*COS([.$G51]*PI()/180)" office:value-type="float" office:value="-0.862627944162883" calcext:value-type="float">
            <text:p>-0.86</text:p>
          </table:table-cell>
          <table:table-cell table:formula="of:=[.C51] +[.$I$1]*SIN([.$G51]*PI()/180)" office:value-type="float" office:value="0.5" calcext:value-type="float">
            <text:p>0.50</text:p>
          </table:table-cell>
        </table:table-row>
        <table:table-row table:style-name="ro2"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[.B52] +[.$I$1]*COS([.$G52]*PI()/180)" office:value-type="float" office:value="-1" calcext:value-type="float">
            <text:p>-1.00</text:p>
          </table:table-cell>
          <table:table-cell table:formula="of:=[.C52] +[.$I$1]*SIN([.$G52]*PI()/180)" office:value-type="float" office:value="1.34711147906209E-016" calcext:value-type="float">
            <text:p>0.00</text:p>
          </table:table-cell>
        </table:table-row>
        <table:table-row table:style-name="ro2">
          <table:table-cell/>
          <table:table-cell office:value-type="float" office:value="0.09" calcext:value-type="float">
            <text:p>0.09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0" calcext:value-type="float">
            <text:p>-150</text:p>
          </table:table-cell>
          <table:table-cell/>
          <table:table-cell table:formula="of:=[.B53] +[.$I$1]*COS([.$G53]*PI()/180)" office:value-type="float" office:value="-0.862627944162883" calcext:value-type="float">
            <text:p>-0.86</text:p>
          </table:table-cell>
          <table:table-cell table:formula="of:=[.C53] +[.$I$1]*SIN([.$G53]*PI()/180)" office:value-type="float" office:value="-0.5" calcext:value-type="float">
            <text:p>-0.50</text:p>
          </table:table-cell>
        </table:table-row>
        <table:table-row table:style-name="ro2">
          <table:table-cell/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0" calcext:value-type="float">
            <text:p>-120</text:p>
          </table:table-cell>
          <table:table-cell/>
          <table:table-cell table:formula="of:=[.B54] +[.$I$1]*COS([.$G54]*PI()/180)" office:value-type="float" office:value="-0.5" calcext:value-type="float">
            <text:p>-0.50</text:p>
          </table:table-cell>
          <table:table-cell table:formula="of:=[.C54] +[.$I$1]*SIN([.$G54]*PI()/180)" office:value-type="float" office:value="-0.862627944162883" calcext:value-type="float">
            <text:p>-0.86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" calcext:value-type="float">
            <text:p>-90</text:p>
          </table:table-cell>
          <table:table-cell/>
          <table:table-cell table:formula="of:=[.B55] +[.$I$1]*COS([.$G55]*PI()/180)" office:value-type="float" office:value="6.73555739531044E-017" calcext:value-type="float">
            <text:p>0.00</text:p>
          </table:table-cell>
          <table:table-cell table:formula="of:=[.C55] +[.$I$1]*SIN([.$G55]*PI()/180)" office:value-type="float" office:value="-1" calcext:value-type="float">
            <text:p>-1.00</text:p>
          </table:table-cell>
        </table:table-row>
        <table:table-row table:style-name="ro2">
          <table:table-cell/>
          <table:table-cell office:value-type="float" office:value="-0.05" calcext:value-type="float">
            <text:p>-0.05</text:p>
          </table:table-cell>
          <table:table-cell office:value-type="float" office:value="0.09" calcext:value-type="float">
            <text:p>0.09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/>
          <table:table-cell table:formula="of:=[.B56] +[.$I$1]*COS([.$G56]*PI()/180)" office:value-type="float" office:value="0.5" calcext:value-type="float">
            <text:p>0.50</text:p>
          </table:table-cell>
          <table:table-cell table:formula="of:=[.C56] +[.$I$1]*SIN([.$G56]*PI()/180)" office:value-type="float" office:value="-0.862627944162882" calcext:value-type="float">
            <text:p>-0.86</text:p>
          </table:table-cell>
        </table:table-row>
        <table:table-row table:style-name="ro2">
          <table:table-cell/>
          <table:table-cell office:value-type="float" office:value="-0.09" calcext:value-type="float">
            <text:p>-0.09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/>
          <table:table-cell table:formula="of:=[.B57] +[.$I$1]*COS([.$G57]*PI()/180)" office:value-type="float" office:value="0.862627944162883" calcext:value-type="float">
            <text:p>0.86</text:p>
          </table:table-cell>
          <table:table-cell table:formula="of:=[.C57] +[.$I$1]*SIN([.$G57]*PI()/180)" office:value-type="float" office:value="-0.5" calcext:value-type="float">
            <text:p>-0.50</text:p>
          </table:table-cell>
        </table:table-row>
        <table:table-row table:style-name="ro2">
          <table:table-cell/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58] +[.$I$1]*COS([.$G58]*PI()/180)" office:value-type="float" office:value="1" calcext:value-type="float">
            <text:p>1.00</text:p>
          </table:table-cell>
          <table:table-cell table:formula="of:=[.C58] +[.$I$1]*SIN([.$G58]*PI()/180)" office:value-type="float" office:value="0" calcext:value-type="float">
            <text:p>0.00</text:p>
          </table:table-cell>
        </table:table-row>
        <table:table-row table:style-name="ro2">
          <table:table-cell/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59] +[.$I$1]*COS([.$G59]*PI()/180)" office:value-type="float" office:value="0.5" calcext:value-type="float">
            <text:p>0.50</text:p>
          </table:table-cell>
          <table:table-cell table:formula="of:=[.C59] +[.$I$1]*SIN([.$G59]*PI()/180)" office:value-type="float" office:value="0" calcext:value-type="float">
            <text:p>0.00</text:p>
          </table:table-cell>
        </table:table-row>
        <table:table-row table:style-name="ro2">
          <table:table-cell/>
          <table:table-cell office:value-type="float" office:value="-0.3" calcext:value-type="float">
            <text:p>-0.3</text:p>
          </table:table-cell>
          <table:table-cell office:value-type="float" office:value="-0.52" calcext:value-type="float">
            <text:p>-0.52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60] +[.$I$1]*COS([.$G60]*PI()/180)" office:value-type="float" office:value="0.25" calcext:value-type="float">
            <text:p>0.25</text:p>
          </table:table-cell>
          <table:table-cell table:formula="of:=[.C60] +[.$I$1]*SIN([.$G60]*PI()/180)" office:value-type="float" office:value="0.432627944162882" calcext:value-type="float">
            <text:p>0.43</text:p>
          </table:table-cell>
        </table:table-row>
        <table:table-row table:style-name="ro2">
          <table:table-cell/>
          <table:table-cell office:value-type="float" office:value="0.3" calcext:value-type="float">
            <text:p>0.3</text:p>
          </table:table-cell>
          <table:table-cell office:value-type="float" office:value="-0.52" calcext:value-type="float">
            <text:p>-0.52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B61] +[.$I$1]*COS([.$G61]*PI()/180)" office:value-type="float" office:value="-0.25" calcext:value-type="float">
            <text:p>-0.25</text:p>
          </table:table-cell>
          <table:table-cell table:formula="of:=[.C61] +[.$I$1]*SIN([.$G61]*PI()/180)" office:value-type="float" office:value="0.432627944162883" calcext:value-type="float">
            <text:p>0.43</text:p>
          </table:table-cell>
        </table:table-row>
        <table:table-row table:style-name="ro2">
          <table:table-cell/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[.B62] +[.$I$1]*COS([.$G62]*PI()/180)" office:value-type="float" office:value="-0.5" calcext:value-type="float">
            <text:p>-0.50</text:p>
          </table:table-cell>
          <table:table-cell table:formula="of:=[.C62] +[.$I$1]*SIN([.$G62]*PI()/180)" office:value-type="float" office:value="1.34711147906209E-016" calcext:value-type="float">
            <text:p>0.00</text:p>
          </table:table-cell>
        </table:table-row>
        <table:table-row table:style-name="ro2">
          <table:table-cell/>
          <table:table-cell office:value-type="float" office:value="0.3" calcext:value-type="float">
            <text:p>0.3</text:p>
          </table:table-cell>
          <table:table-cell office:value-type="float" office:value="0.52" calcext:value-type="float">
            <text:p>0.52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0" calcext:value-type="float">
            <text:p>-120</text:p>
          </table:table-cell>
          <table:table-cell/>
          <table:table-cell table:formula="of:=[.B63] +[.$I$1]*COS([.$G63]*PI()/180)" office:value-type="float" office:value="-0.25" calcext:value-type="float">
            <text:p>-0.25</text:p>
          </table:table-cell>
          <table:table-cell table:formula="of:=[.C63] +[.$I$1]*SIN([.$G63]*PI()/180)" office:value-type="float" office:value="-0.432627944162883" calcext:value-type="float">
            <text:p>-0.43</text:p>
          </table:table-cell>
        </table:table-row>
        <table:table-row table:style-name="ro2">
          <table:table-cell/>
          <table:table-cell office:value-type="float" office:value="-0.3" calcext:value-type="float">
            <text:p>-0.3</text:p>
          </table:table-cell>
          <table:table-cell office:value-type="float" office:value="0.52" calcext:value-type="float">
            <text:p>0.52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/>
          <table:table-cell table:formula="of:=[.B64] +[.$I$1]*COS([.$G64]*PI()/180)" office:value-type="float" office:value="0.25" calcext:value-type="float">
            <text:p>0.25</text:p>
          </table:table-cell>
          <table:table-cell table:formula="of:=[.C64] +[.$I$1]*SIN([.$G64]*PI()/180)" office:value-type="float" office:value="-0.432627944162882" calcext:value-type="float">
            <text:p>-0.43</text:p>
          </table:table-cell>
        </table:table-row>
        <table:table-row table:style-name="ro2">
          <table:table-cell/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B65] +[.$I$1]*COS([.$G65]*PI()/180)" office:value-type="float" office:value="0.5" calcext:value-type="float">
            <text:p>0.50</text:p>
          </table:table-cell>
          <table:table-cell table:formula="of:=[.C65] +[.$I$1]*SIN([.$G65]*PI()/180)" office:value-type="float" office:value="0" calcext:value-type="float">
            <text:p>0.00</text:p>
          </table:table-cell>
        </table:table-row>
      </table:table>
      <table:table table:name="Sheet3" table:style-name="ta2">
        <office:forms form:automatic-focus="false" form:apply-design-mode="false"/>
        <table:shapes>
          <draw:frame draw:z-index="0" draw:style-name="gr1" draw:text-style-name="P1" svg:width="7.5071in" svg:height="6.6295in" svg:x="6.6622in" svg:y="0.4866in">
            <draw:object draw:notify-on-update-of-ranges="Sheet3.B3:Sheet3.B42 Sheet3.C3:Sheet3.C42 Sheet3.H3:Sheet3.H39 Sheet3.I3:Sheet3.I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ilter</text:p>
          </table:table-cell>
          <table:table-cell/>
          <table:table-cell office:value-type="float" office:value="3" calcext:value-type="float">
            <text:p>3</text:p>
          </table:table-cell>
          <table:table-cell table:formula="of:=2.5*COS([.G3]*PI()/180)" office:value-type="float" office:value="-1.25" calcext:value-type="float">
            <text:p>-1.25</text:p>
          </table:table-cell>
          <table:table-cell table:formula="of:=2.5*SIN([.G3]*PI()/180)" office:value-type="float" office:value="-2.1650635094611" calcext:value-type="float">
            <text:p>-2.1650635094611</text:p>
          </table:table-cell>
        </table:table-row>
        <table:table-row table:style-name="ro4">
          <table:table-cell/>
          <table:table-cell table:number-columns-repeated="2" table:style-name="ce8" office:value-type="float" office:value="0" calcext:value-type="float">
            <text:p>0</text:p>
          </table:table-cell>
          <table:table-cell/>
          <table:table-cell table:formula="of:=MOD(([.B3]);1)+MOD(([.C3]);1)" office:value-type="float" office:value="0" calcext:value-type="float">
            <text:p>0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$G$2]*COS([.$G3]*PI()/180)-[.$H$2]" office:value-type="float" office:value="-0.25" calcext:value-type="float">
            <text:p>-0.25</text:p>
          </table:table-cell>
          <table:table-cell table:formula="of:=[.$G$2]*SIN([.$G3]*PI()/180)-[.$I$2]" office:value-type="float" office:value="-0.433012701892219" calcext:value-type="float">
            <text:p>-0.433012701892219</text:p>
          </table:table-cell>
        </table:table-row>
        <table:table-row table:style-name="ro4">
          <table:table-cell/>
          <table:table-cell table:number-columns-repeated="2" table:style-name="ce8" office:value-type="float" office:value="0" calcext:value-type="float">
            <text:p>0</text:p>
          </table:table-cell>
          <table:table-cell/>
          <table:table-cell table:formula="of:=MOD(([.B4]);1)+MOD(([.C4]);1)" office:value-type="float" office:value="0" calcext:value-type="float">
            <text:p>0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$G$2]*COS([.$G4]*PI()/180)-[.$H$2]" office:value-type="float" office:value="0.223939570022993" calcext:value-type="float">
            <text:p>0.223939570022993</text:p>
          </table:table-cell>
          <table:table-cell table:formula="of:=[.$G$2]*SIN([.$G4]*PI()/180)-[.$I$2]" office:value-type="float" office:value="-0.654014352896629" calcext:value-type="float">
            <text:p>-0.654014352896629</text:p>
          </table:table-cell>
        </table:table-row>
        <table:table-row table:style-name="ro4">
          <table:table-cell/>
          <table:table-cell table:number-columns-repeated="2" table:style-name="ce8" office:value-type="float" office:value="0" calcext:value-type="float">
            <text:p>0</text:p>
          </table:table-cell>
          <table:table-cell/>
          <table:table-cell table:formula="of:=MOD(([.B5]);1)+MOD(([.C5]);1)" office:value-type="float" office:value="0" calcext:value-type="float">
            <text:p>0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[.$G$2]*COS([.$G5]*PI()/180)-[.$H$2]" office:value-type="float" office:value="0.72905546699921" calcext:value-type="float">
            <text:p>0.72905546699921</text:p>
          </table:table-cell>
          <table:table-cell table:formula="of:=[.$G$2]*SIN([.$G5]*PI()/180)-[.$I$2]" office:value-type="float" office:value="-0.789359749575528" calcext:value-type="float">
            <text:p>-0.789359749575528</text:p>
          </table:table-cell>
        </table:table-row>
        <table:table-row table:style-name="ro4">
          <table:table-cell/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formula="of:=MOD(([.B6]);1)+MOD(([.C6]);1)" office:value-type="float" office:value="0.5" calcext:value-type="float">
            <text:p>0.5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[.$G$2]*COS([.$G6]*PI()/180)-[.$H$2]" office:value-type="float" office:value="1.25" calcext:value-type="float">
            <text:p>1.25</text:p>
          </table:table-cell>
          <table:table-cell table:formula="of:=[.$G$2]*SIN([.$G6]*PI()/180)-[.$I$2]" office:value-type="float" office:value="-0.834936490538904" calcext:value-type="float">
            <text:p>-0.834936490538904</text:p>
          </table:table-cell>
        </table:table-row>
        <table:table-row table:style-name="ro4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formula="of:=MOD(([.B7]);1)+MOD(([.C7]);1)" office:value-type="float" office:value="0" calcext:value-type="float">
            <text:p>0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[.$G$2]*COS([.$G7]*PI()/180)-[.$H$2]" office:value-type="float" office:value="1.77094453300079" calcext:value-type="float">
            <text:p>1.77094453300079</text:p>
          </table:table-cell>
          <table:table-cell table:formula="of:=[.$G$2]*SIN([.$G7]*PI()/180)-[.$I$2]" office:value-type="float" office:value="-0.789359749575528" calcext:value-type="float">
            <text:p>-0.789359749575528</text:p>
          </table:table-cell>
        </table:table-row>
        <table:table-row table:style-name="ro4">
          <table:table-cell/>
          <table:table-cell table:style-name="ce8" office:value-type="float" office:value="1.5" calcext:value-type="float">
            <text:p>1.5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formula="of:=MOD(([.B8]);1)+MOD(([.C8]);1)" office:value-type="float" office:value="0.5" calcext:value-type="float">
            <text:p>0.5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[.$G$2]*COS([.$G8]*PI()/180)-[.$H$2]" office:value-type="float" office:value="2.27606042997701" calcext:value-type="float">
            <text:p>2.27606042997701</text:p>
          </table:table-cell>
          <table:table-cell table:formula="of:=[.$G$2]*SIN([.$G8]*PI()/180)-[.$I$2]" office:value-type="float" office:value="-0.65401435289663" calcext:value-type="float">
            <text:p>-0.65401435289663</text:p>
          </table:table-cell>
        </table:table-row>
        <table:table-row table:style-name="ro4">
          <table:table-cell/>
          <table:table-cell table:style-name="ce8" office:value-type="float" office:value="1.5" calcext:value-type="float">
            <text:p>1.5</text:p>
          </table:table-cell>
          <table:table-cell table:style-name="ce8" office:value-type="float" office:value="0.5" calcext:value-type="float">
            <text:p>0.5</text:p>
          </table:table-cell>
          <table:table-cell/>
          <table:table-cell table:formula="of:=MOD(([.B9]);1)+MOD(([.C9]);1)" office:value-type="float" office:value="1" calcext:value-type="float">
            <text:p>1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$G$2]*COS([.$G9]*PI()/180)-[.$H$2]" office:value-type="float" office:value="2.75" calcext:value-type="float">
            <text:p>2.75</text:p>
          </table:table-cell>
          <table:table-cell table:formula="of:=[.$G$2]*SIN([.$G9]*PI()/180)-[.$I$2]" office:value-type="float" office:value="-0.43301270189222" calcext:value-type="float">
            <text:p>-0.43301270189222</text:p>
          </table:table-cell>
        </table:table-row>
        <table:table-row table:style-name="ro4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0.5" calcext:value-type="float">
            <text:p>0.5</text:p>
          </table:table-cell>
          <table:table-cell/>
          <table:table-cell table:formula="of:=MOD(([.B10]);1)+MOD(([.C10]);1)" office:value-type="float" office:value="0.5" calcext:value-type="float">
            <text:p>0.5</text:p>
          </table:table-cell>
          <table:table-cell/>
          <table:table-cell office:value-type="float" office:value="310" calcext:value-type="float">
            <text:p>310</text:p>
          </table:table-cell>
          <table:table-cell table:formula="of:=[.$G$2]*COS([.$G10]*PI()/180)-[.$H$2]" office:value-type="float" office:value="3.17836282905962" calcext:value-type="float">
            <text:p>3.17836282905962</text:p>
          </table:table-cell>
          <table:table-cell table:formula="of:=[.$G$2]*SIN([.$G10]*PI()/180)-[.$I$2]" office:value-type="float" office:value="-0.133069819895839" calcext:value-type="float">
            <text:p>-0.133069819895839</text:p>
          </table:table-cell>
        </table:table-row>
        <table:table-row table:style-name="ro4">
          <table:table-cell/>
          <table:table-cell table:number-columns-repeated="2" table:style-name="ce8" office:value-type="float" office:value="0.5" calcext:value-type="float">
            <text:p>0.5</text:p>
          </table:table-cell>
          <table:table-cell/>
          <table:table-cell table:formula="of:=MOD(([.B11]);1)+MOD(([.C11]);1)" office:value-type="float" office:value="1" calcext:value-type="float">
            <text:p>1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[.$G$2]*COS([.$G11]*PI()/180)-[.$H$2]" office:value-type="float" office:value="3.54813332935693" calcext:value-type="float">
            <text:p>3.54813332935693</text:p>
          </table:table-cell>
          <table:table-cell table:formula="of:=[.$G$2]*SIN([.$G11]*PI()/180)-[.$I$2]" office:value-type="float" office:value="0.236700680401477" calcext:value-type="float">
            <text:p>0.236700680401477</text:p>
          </table:table-cell>
        </table:table-row>
        <table:table-row table:style-name="ro4"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0.5" calcext:value-type="float">
            <text:p>0.5</text:p>
          </table:table-cell>
          <table:table-cell/>
          <table:table-cell table:formula="of:=MOD(([.B12]);1)+MOD(([.C12]);1)" office:value-type="float" office:value="0.5" calcext:value-type="float">
            <text:p>0.5</text:p>
          </table:table-cell>
          <table:table-cell/>
          <table:table-cell office:value-type="float" office:value="330" calcext:value-type="float">
            <text:p>330</text:p>
          </table:table-cell>
          <table:table-cell table:formula="of:=[.$G$2]*COS([.$G12]*PI()/180)-[.$H$2]" office:value-type="float" office:value="3.84807621135332" calcext:value-type="float">
            <text:p>3.84807621135332</text:p>
          </table:table-cell>
          <table:table-cell table:formula="of:=[.$G$2]*SIN([.$G12]*PI()/180)-[.$I$2]" office:value-type="float" office:value="0.665063509461095" calcext:value-type="float">
            <text:p>0.665063509461095</text:p>
          </table:table-cell>
        </table:table-row>
        <table:table-row table:style-name="ro4"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formula="of:=MOD(([.B13]);1)+MOD(([.C13]);1)" office:value-type="float" office:value="0" calcext:value-type="float">
            <text:p>0</text:p>
          </table:table-cell>
          <table:table-cell/>
          <table:table-cell office:value-type="float" office:value="340" calcext:value-type="float">
            <text:p>340</text:p>
          </table:table-cell>
          <table:table-cell table:formula="of:=[.$G$2]*COS([.$G13]*PI()/180)-[.$H$2]" office:value-type="float" office:value="4.06907786235773" calcext:value-type="float">
            <text:p>4.06907786235773</text:p>
          </table:table-cell>
          <table:table-cell table:formula="of:=[.$G$2]*SIN([.$G13]*PI()/180)-[.$I$2]" office:value-type="float" office:value="1.13900307948409" calcext:value-type="float">
            <text:p>1.13900307948409</text:p>
          </table:table-cell>
        </table:table-row>
        <table:table-row table:style-name="ro4">
          <table:table-cell/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formula="of:=MOD(([.B14]);1)+MOD(([.C14]);1)" office:value-type="float" office:value="0.5" calcext:value-type="float">
            <text:p>0.5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[.$G$2]*COS([.$G14]*PI()/180)-[.$H$2]" office:value-type="float" office:value="4.20442325903662" calcext:value-type="float">
            <text:p>4.20442325903662</text:p>
          </table:table-cell>
          <table:table-cell table:formula="of:=[.$G$2]*SIN([.$G14]*PI()/180)-[.$I$2]" office:value-type="float" office:value="1.6441189764603" calcext:value-type="float">
            <text:p>1.6441189764603</text:p>
          </table:table-cell>
        </table:table-row>
        <table:table-row table:style-name="ro4">
          <table:table-cell/>
          <table:table-cell table:number-columns-repeated="2" table:style-name="ce8" office:value-type="float" office:value="1" calcext:value-type="float">
            <text:p>1</text:p>
          </table:table-cell>
          <table:table-cell/>
          <table:table-cell table:formula="of:=MOD(([.B15]);1)+MOD(([.C15]);1)" office:value-type="float" office:value="0" calcext:value-type="float">
            <text:p>0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[.$G$2]*COS([.$G15]*PI()/180)-[.$H$2]" office:value-type="float" office:value="4.25" calcext:value-type="float">
            <text:p>4.25</text:p>
          </table:table-cell>
          <table:table-cell table:formula="of:=[.$G$2]*SIN([.$G15]*PI()/180)-[.$I$2]" office:value-type="float" office:value="2.16506350946109" calcext:value-type="float">
            <text:p>2.16506350946109</text:p>
          </table:table-cell>
        </table:table-row>
        <table:table-row table:style-name="ro4">
          <table:table-cell/>
          <table:table-cell table:style-name="ce8" office:value-type="float" office:value="1.5" calcext:value-type="float">
            <text:p>1.5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formula="of:=MOD(([.B16]);1)+MOD(([.C16]);1)" office:value-type="float" office:value="0.5" calcext:value-type="float">
            <text:p>0.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$G$2]*COS([.$G16]*PI()/180)-[.$H$2]" office:value-type="float" office:value="4.20442325903663" calcext:value-type="float">
            <text:p>4.20442325903663</text:p>
          </table:table-cell>
          <table:table-cell table:formula="of:=[.$G$2]*SIN([.$G16]*PI()/180)-[.$I$2]" office:value-type="float" office:value="2.68600804246189" calcext:value-type="float">
            <text:p>2.68600804246189</text:p>
          </table:table-cell>
        </table:table-row>
        <table:table-row table:style-name="ro2">
          <table:table-cell/>
          <table:table-cell table:number-columns-repeated="2" table:style-name="ce8" office:value-type="float" office:value="1.5" calcext:value-type="float">
            <text:p>1.5</text:p>
          </table:table-cell>
          <table:table-cell/>
          <table:table-cell table:formula="of:=MOD(([.B17]);1)+MOD(([.C17]);1)"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$G$2]*COS([.$G17]*PI()/180)-[.$H$2]" office:value-type="float" office:value="4.06907786235773" calcext:value-type="float">
            <text:p>4.06907786235773</text:p>
          </table:table-cell>
          <table:table-cell table:formula="of:=[.$G$2]*SIN([.$G17]*PI()/180)-[.$I$2]" office:value-type="float" office:value="3.1911239394381" calcext:value-type="float">
            <text:p>3.1911239394381</text:p>
          </table:table-cell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.5" calcext:value-type="float">
            <text:p>1.5</text:p>
          </table:table-cell>
          <table:table-cell/>
          <table:table-cell table:formula="of:=MOD(([.B18]);1)+MOD(([.C18]);1)" office:value-type="float" office:value="0.5" calcext:value-type="float">
            <text:p>0.5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$G$2]*COS([.$G18]*PI()/180)-[.$H$2]" office:value-type="float" office:value="3.84807621135332" calcext:value-type="float">
            <text:p>3.84807621135332</text:p>
          </table:table-cell>
          <table:table-cell table:formula="of:=[.$G$2]*SIN([.$G18]*PI()/180)-[.$I$2]" office:value-type="float" office:value="3.6650635094611" calcext:value-type="float">
            <text:p>3.6650635094611</text:p>
          </table:table-cell>
        </table:table-row>
        <table:table-row table:style-name="ro2">
          <table:table-cell/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1.5" calcext:value-type="float">
            <text:p>1.5</text:p>
          </table:table-cell>
          <table:table-cell/>
          <table:table-cell table:formula="of:=MOD(([.B19]);1)+MOD(([.C19]);1)"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$G$2]*COS([.$G19]*PI()/180)-[.$H$2]" office:value-type="float" office:value="3.54813332935694" calcext:value-type="float">
            <text:p>3.54813332935694</text:p>
          </table:table-cell>
          <table:table-cell table:formula="of:=[.$G$2]*SIN([.$G19]*PI()/180)-[.$I$2]" office:value-type="float" office:value="4.09342633852071" calcext:value-type="float">
            <text:p>4.09342633852071</text:p>
          </table:table-cell>
        </table:table-row>
        <table:table-row table:style-name="ro2"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1.5" calcext:value-type="float">
            <text:p>1.5</text:p>
          </table:table-cell>
          <table:table-cell/>
          <table:table-cell table:formula="of:=MOD(([.B20]);1)+MOD(([.C20]);1)" office:value-type="float" office:value="0.5" calcext:value-type="float">
            <text:p>0.5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$G$2]*COS([.$G20]*PI()/180)-[.$H$2]" office:value-type="float" office:value="3.17836282905962" calcext:value-type="float">
            <text:p>3.17836282905962</text:p>
          </table:table-cell>
          <table:table-cell table:formula="of:=[.$G$2]*SIN([.$G20]*PI()/180)-[.$I$2]" office:value-type="float" office:value="4.46319683881803" calcext:value-type="float">
            <text:p>4.46319683881803</text:p>
          </table:table-cell>
        </table:table-row>
        <table:table-row table:style-name="ro2"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formula="of:=MOD(([.B21]);1)+MOD(([.C21]);1)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$G$2]*COS([.$G21]*PI()/180)-[.$H$2]" office:value-type="float" office:value="2.75" calcext:value-type="float">
            <text:p>2.75</text:p>
          </table:table-cell>
          <table:table-cell table:formula="of:=[.$G$2]*SIN([.$G21]*PI()/180)-[.$I$2]" office:value-type="float" office:value="4.76313972081441" calcext:value-type="float">
            <text:p>4.76313972081441</text:p>
          </table:table-cell>
        </table:table-row>
        <table:table-row table:style-name="ro2">
          <table:table-cell/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formula="of:=MOD(([.B22]);1)+MOD(([.C22]);1)" office:value-type="float" office:value="0.5" calcext:value-type="float">
            <text:p>0.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$G$2]*COS([.$G22]*PI()/180)-[.$H$2]" office:value-type="float" office:value="2.27606042997701" calcext:value-type="float">
            <text:p>2.27606042997701</text:p>
          </table:table-cell>
          <table:table-cell table:formula="of:=[.$G$2]*SIN([.$G22]*PI()/180)-[.$I$2]" office:value-type="float" office:value="4.98414137181882" calcext:value-type="float">
            <text:p>4.98414137181882</text:p>
          </table:table-cell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formula="of:=MOD(([.B23]);1)+MOD(([.C23]);1)"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$G$2]*COS([.$G23]*PI()/180)-[.$H$2]" office:value-type="float" office:value="1.77094453300079" calcext:value-type="float">
            <text:p>1.77094453300079</text:p>
          </table:table-cell>
          <table:table-cell table:formula="of:=[.$G$2]*SIN([.$G23]*PI()/180)-[.$I$2]" office:value-type="float" office:value="5.11948676849772" calcext:value-type="float">
            <text:p>5.11948676849772</text:p>
          </table:table-cell>
        </table:table-row>
        <table:table-row table:style-name="ro2">
          <table:table-cell/>
          <table:table-cell table:style-name="ce8" office:value-type="float" office:value="1.5" calcext:value-type="float">
            <text:p>1.5</text:p>
          </table:table-cell>
          <table:table-cell table:style-name="ce8" office:value-type="float" office:value="2" calcext:value-type="float">
            <text:p>2</text:p>
          </table:table-cell>
          <table:table-cell/>
          <table:table-cell table:formula="of:=MOD(([.B24]);1)+MOD(([.C24]);1)" office:value-type="float" office:value="0.5" calcext:value-type="float">
            <text:p>0.5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$G$2]*COS([.$G24]*PI()/180)-[.$H$2]" office:value-type="float" office:value="1.25" calcext:value-type="float">
            <text:p>1.25</text:p>
          </table:table-cell>
          <table:table-cell table:formula="of:=[.$G$2]*SIN([.$G24]*PI()/180)-[.$I$2]" office:value-type="float" office:value="5.1650635094611" calcext:value-type="float">
            <text:p>5.1650635094611</text:p>
          </table:table-cell>
        </table:table-row>
        <table:table-row table:style-name="ro2">
          <table:table-cell/>
          <table:table-cell table:style-name="ce8" office:value-type="float" office:value="1.5" calcext:value-type="float">
            <text:p>1.5</text:p>
          </table:table-cell>
          <table:table-cell table:style-name="ce8" office:value-type="float" office:value="2.5" calcext:value-type="float">
            <text:p>2.5</text:p>
          </table:table-cell>
          <table:table-cell/>
          <table:table-cell table:formula="of:=MOD(([.B25]);1)+MOD(([.C25]);1)" office:value-type="float" office:value="1" calcext:value-type="float">
            <text:p>1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$G$2]*COS([.$G25]*PI()/180)-[.$H$2]" office:value-type="float" office:value="0.72905546699921" calcext:value-type="float">
            <text:p>0.72905546699921</text:p>
          </table:table-cell>
          <table:table-cell table:formula="of:=[.$G$2]*SIN([.$G25]*PI()/180)-[.$I$2]" office:value-type="float" office:value="5.11948676849772" calcext:value-type="float">
            <text:p>5.11948676849772</text:p>
          </table:table-cell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.5" calcext:value-type="float">
            <text:p>2.5</text:p>
          </table:table-cell>
          <table:table-cell/>
          <table:table-cell table:formula="of:=MOD(([.B26]);1)+MOD(([.C26]);1)" office:value-type="float" office:value="0.5" calcext:value-type="float">
            <text:p>0.5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$G$2]*COS([.$G26]*PI()/180)-[.$H$2]" office:value-type="float" office:value="0.223939570022995" calcext:value-type="float">
            <text:p>0.223939570022995</text:p>
          </table:table-cell>
          <table:table-cell table:formula="of:=[.$G$2]*SIN([.$G26]*PI()/180)-[.$I$2]" office:value-type="float" office:value="4.98414137181882" calcext:value-type="float">
            <text:p>4.98414137181882</text:p>
          </table:table-cell>
        </table:table-row>
        <table:table-row table:style-name="ro2">
          <table:table-cell/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2.5" calcext:value-type="float">
            <text:p>2.5</text:p>
          </table:table-cell>
          <table:table-cell/>
          <table:table-cell table:formula="of:=MOD(([.B27]);1)+MOD(([.C27]);1)" office:value-type="float" office:value="1" calcext:value-type="float">
            <text:p>1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$G$2]*COS([.$G27]*PI()/180)-[.$H$2]" office:value-type="float" office:value="-0.249999999999998" calcext:value-type="float">
            <text:p>-0.249999999999998</text:p>
          </table:table-cell>
          <table:table-cell table:formula="of:=[.$G$2]*SIN([.$G27]*PI()/180)-[.$I$2]" office:value-type="float" office:value="4.76313972081441" calcext:value-type="float">
            <text:p>4.76313972081441</text:p>
          </table:table-cell>
        </table:table-row>
        <table:table-row table:style-name="ro2"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2.5" calcext:value-type="float">
            <text:p>2.5</text:p>
          </table:table-cell>
          <table:table-cell/>
          <table:table-cell table:formula="of:=MOD(([.B28]);1)+MOD(([.C28]);1)" office:value-type="float" office:value="0.5" calcext:value-type="float">
            <text:p>0.5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$G$2]*COS([.$G28]*PI()/180)-[.$H$2]" office:value-type="float" office:value="-0.678362829059617" calcext:value-type="float">
            <text:p>-0.678362829059617</text:p>
          </table:table-cell>
          <table:table-cell table:formula="of:=[.$G$2]*SIN([.$G28]*PI()/180)-[.$I$2]" office:value-type="float" office:value="4.46319683881803" calcext:value-type="float">
            <text:p>4.46319683881803</text:p>
          </table:table-cell>
        </table:table-row>
        <table:table-row table:style-name="ro2"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formula="of:=MOD(([.B29]);1)+MOD(([.C29]);1)"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[.$G$2]*COS([.$G29]*PI()/180)-[.$H$2]" office:value-type="float" office:value="-1.04813332935693" calcext:value-type="float">
            <text:p>-1.04813332935693</text:p>
          </table:table-cell>
          <table:table-cell table:formula="of:=[.$G$2]*SIN([.$G29]*PI()/180)-[.$I$2]" office:value-type="float" office:value="4.09342633852071" calcext:value-type="float">
            <text:p>4.09342633852071</text:p>
          </table:table-cell>
        </table:table-row>
        <table:table-row table:style-name="ro2">
          <table:table-cell/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formula="of:=MOD(([.B30]);1)+MOD(([.C30]);1)" office:value-type="float" office:value="0.5" calcext:value-type="float">
            <text:p>0.5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$G$2]*COS([.$G30]*PI()/180)-[.$H$2]" office:value-type="float" office:value="-1.34807621135332" calcext:value-type="float">
            <text:p>-1.34807621135332</text:p>
          </table:table-cell>
          <table:table-cell table:formula="of:=[.$G$2]*SIN([.$G30]*PI()/180)-[.$I$2]" office:value-type="float" office:value="3.6650635094611" calcext:value-type="float">
            <text:p>3.6650635094611</text:p>
          </table:table-cell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formula="of:=MOD(([.B31]);1)+MOD(([.C31]);1)" office:value-type="float" office:value="0" calcext:value-type="float">
            <text:p>0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[.$G$2]*COS([.$G31]*PI()/180)-[.$H$2]" office:value-type="float" office:value="-1.56907786235772" calcext:value-type="float">
            <text:p>-1.56907786235772</text:p>
          </table:table-cell>
          <table:table-cell table:formula="of:=[.$G$2]*SIN([.$G31]*PI()/180)-[.$I$2]" office:value-type="float" office:value="3.1911239394381" calcext:value-type="float">
            <text:p>3.1911239394381</text:p>
          </table:table-cell>
        </table:table-row>
        <table:table-row table:style-name="ro2">
          <table:table-cell/>
          <table:table-cell table:style-name="ce8" office:value-type="float" office:value="1.5" calcext:value-type="float">
            <text:p>1.5</text:p>
          </table:table-cell>
          <table:table-cell table:style-name="ce8" office:value-type="float" office:value="3" calcext:value-type="float">
            <text:p>3</text:p>
          </table:table-cell>
          <table:table-cell/>
          <table:table-cell table:formula="of:=MOD(([.B32]);1)+MOD(([.C32]);1)" office:value-type="float" office:value="0.5" calcext:value-type="float">
            <text:p>0.5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[.$G$2]*COS([.$G32]*PI()/180)-[.$H$2]" office:value-type="float" office:value="-1.70442325903662" calcext:value-type="float">
            <text:p>-1.70442325903662</text:p>
          </table:table-cell>
          <table:table-cell table:formula="of:=[.$G$2]*SIN([.$G32]*PI()/180)-[.$I$2]" office:value-type="float" office:value="2.68600804246189" calcext:value-type="float">
            <text:p>2.68600804246189</text:p>
          </table:table-cell>
        </table:table-row>
        <table:table-row table:style-name="ro2">
          <table:table-cell/>
          <table:table-cell table:style-name="ce8" office:value-type="float" office:value="1.5" calcext:value-type="float">
            <text:p>1.5</text:p>
          </table:table-cell>
          <table:table-cell table:style-name="ce8" office:value-type="float" office:value="3.5" calcext:value-type="float">
            <text:p>3.5</text:p>
          </table:table-cell>
          <table:table-cell/>
          <table:table-cell table:formula="of:=MOD(([.B33]);1)+MOD(([.C33]);1)" office:value-type="float" office:value="1" calcext:value-type="float">
            <text:p>1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.$G$2]*COS([.$G33]*PI()/180)-[.$H$2]" office:value-type="float" office:value="-1.75" calcext:value-type="float">
            <text:p>-1.75</text:p>
          </table:table-cell>
          <table:table-cell table:formula="of:=[.$G$2]*SIN([.$G33]*PI()/180)-[.$I$2]" office:value-type="float" office:value="2.1650635094611" calcext:value-type="float">
            <text:p>2.1650635094611</text:p>
          </table:table-cell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3.5" calcext:value-type="float">
            <text:p>3.5</text:p>
          </table:table-cell>
          <table:table-cell/>
          <table:table-cell table:formula="of:=MOD(([.B34]);1)+MOD(([.C34]);1)" office:value-type="float" office:value="0.5" calcext:value-type="float">
            <text:p>0.5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[.$G$2]*COS([.$G34]*PI()/180)-[.$H$2]" office:value-type="float" office:value="-1.70442325903662" calcext:value-type="float">
            <text:p>-1.70442325903662</text:p>
          </table:table-cell>
          <table:table-cell table:formula="of:=[.$G$2]*SIN([.$G34]*PI()/180)-[.$I$2]" office:value-type="float" office:value="1.6441189764603" calcext:value-type="float">
            <text:p>1.6441189764603</text:p>
          </table:table-cell>
        </table:table-row>
        <table:table-row table:style-name="ro2">
          <table:table-cell/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3.5" calcext:value-type="float">
            <text:p>3.5</text:p>
          </table:table-cell>
          <table:table-cell/>
          <table:table-cell table:formula="of:=MOD(([.B35]);1)+MOD(([.C35]);1)" office:value-type="float" office:value="1" calcext:value-type="float">
            <text:p>1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$G$2]*COS([.$G35]*PI()/180)-[.$H$2]" office:value-type="float" office:value="-1.56907786235772" calcext:value-type="float">
            <text:p>-1.56907786235772</text:p>
          </table:table-cell>
          <table:table-cell table:formula="of:=[.$G$2]*SIN([.$G35]*PI()/180)-[.$I$2]" office:value-type="float" office:value="1.13900307948409" calcext:value-type="float">
            <text:p>1.13900307948409</text:p>
          </table:table-cell>
        </table:table-row>
        <table:table-row table:style-name="ro2"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3.5" calcext:value-type="float">
            <text:p>3.5</text:p>
          </table:table-cell>
          <table:table-cell/>
          <table:table-cell table:formula="of:=MOD(([.B36]);1)+MOD(([.C36]);1)" office:value-type="float" office:value="0.5" calcext:value-type="float">
            <text:p>0.5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[.$G$2]*COS([.$G36]*PI()/180)-[.$H$2]" office:value-type="float" office:value="-1.34807621135332" calcext:value-type="float">
            <text:p>-1.34807621135332</text:p>
          </table:table-cell>
          <table:table-cell table:formula="of:=[.$G$2]*SIN([.$G36]*PI()/180)-[.$I$2]" office:value-type="float" office:value="0.665063509461096" calcext:value-type="float">
            <text:p>0.665063509461096</text:p>
          </table:table-cell>
        </table:table-row>
        <table:table-row table:style-name="ro2"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formula="of:=MOD(([.B37]);1)+MOD(([.C37]);1)" office:value-type="float" office:value="0" calcext:value-type="float">
            <text:p>0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$G$2]*COS([.$G37]*PI()/180)-[.$H$2]" office:value-type="float" office:value="-1.04813332935693" calcext:value-type="float">
            <text:p>-1.04813332935693</text:p>
          </table:table-cell>
          <table:table-cell table:formula="of:=[.$G$2]*SIN([.$G37]*PI()/180)-[.$I$2]" office:value-type="float" office:value="0.236700680401478" calcext:value-type="float">
            <text:p>0.236700680401478</text:p>
          </table:table-cell>
        </table:table-row>
        <table:table-row table:style-name="ro2">
          <table:table-cell/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formula="of:=MOD(([.B38]);1)+MOD(([.C38]);1)" office:value-type="float" office:value="0.5" calcext:value-type="float">
            <text:p>0.5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[.$G$2]*COS([.$G38]*PI()/180)-[.$H$2]" office:value-type="float" office:value="-0.678362829059617" calcext:value-type="float">
            <text:p>-0.678362829059617</text:p>
          </table:table-cell>
          <table:table-cell table:formula="of:=[.$G$2]*SIN([.$G38]*PI()/180)-[.$I$2]" office:value-type="float" office:value="-0.133069819895838" calcext:value-type="float">
            <text:p>-0.133069819895838</text:p>
          </table:table-cell>
        </table:table-row>
        <table:table-row table:style-name="ro2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formula="of:=MOD(([.B39]);1)+MOD(([.C39]);1)" office:value-type="float" office:value="0" calcext:value-type="float">
            <text:p>0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$G$2]*COS([.$G39]*PI()/180)-[.$H$2]" office:value-type="float" office:value="-0.25" calcext:value-type="float">
            <text:p>-0.25</text:p>
          </table:table-cell>
          <table:table-cell table:formula="of:=[.$G$2]*SIN([.$G39]*PI()/180)-[.$I$2]" office:value-type="float" office:value="-0.433012701892219" calcext:value-type="float">
            <text:p>-0.433012701892219</text:p>
          </table:table-cell>
        </table:table-row>
        <table:table-row table:style-name="ro2">
          <table:table-cell/>
          <table:table-cell table:style-name="ce8" office:value-type="float" office:value="1.5" calcext:value-type="float">
            <text:p>1.5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formula="of:=MOD(([.B40]);1)+MOD(([.C40]);1)" office:value-type="float" office:value="0.5" calcext:value-type="float">
            <text:p>0.5</text:p>
          </table:table-cell>
          <table:table-cell table:number-columns-repeated="4"/>
        </table:table-row>
        <table:table-row table:style-name="ro2">
          <table:table-cell/>
          <table:table-cell table:number-columns-repeated="2" table:style-name="ce8" office:value-type="float" office:value="0" calcext:value-type="float">
            <text:p>0</text:p>
          </table:table-cell>
          <table:table-cell/>
          <table:table-cell table:formula="of:=MOD(([.B41]);1)+MOD(([.C41]);1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number-columns-repeated="2" table:style-name="ce8" office:value-type="float" office:value="0" calcext:value-type="float">
            <text:p>0</text:p>
          </table:table-cell>
          <table:table-cell/>
          <table:table-cell table:formula="of:=MOD(([.B42]);1)+MOD(([.C42]);1)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45">
          <table:table-cell/>
          <table:table-cell table:style-name="ce8" table:number-columns-repeated="2"/>
          <table:table-cell table:number-columns-repeated="6"/>
        </table:table-row>
        <table:table-row table:style-name="ro1" table:number-rows-repeated="104848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data2" table:target-range-address="Sheet1.A80:Sheet1.L153" table:display-filter-buttons="true" table:on-update-keep-styles="true" table:on-update-keep-size="false">
          <table:filter>
            <table:filter-and>
              <table:filter-condition table:data-type="number" table:value="0" table:operator="=" table:field-number="11"/>
            </table:filter-and>
          </table:filter>
        </table:database-range>
        <table:database-range table:name="MyFilterData" table:target-range-address="Sheet1.C3:Sheet1.L76" table:display-filter-buttons="true" table:on-update-keep-styles="true" table:on-update-keep-size="false">
          <table:filter>
            <table:filter-and>
              <table:filter-condition table:data-type="number" table:value="" table:operator="=" table:field-number="9"/>
            </table:filter-and>
          </table:filter>
        </table:database-range>
        <table:database-range table:name="__Anonymous_Sheet_DB__0" table:target-range-address="Sheet1.C3:Sheet1.L40"/>
        <table:database-range table:name="__Anonymous_Sheet_DB__2" table:target-range-address="Sheet3.B2:Sheet3.E4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currency-style style:name="N154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4P0"/>
    </number:currency-style>
    <number:currency-style style:name="N152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2P0"/>
    </number:currency-style>
    <number:currency-style style:name="N151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5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1P0"/>
    </number:currency-style>
    <number:currency-style style:name="N149P0" style:volatile="true"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4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9P2" style:volatile="true">
      <number:currency-symbol/>
      <number:fill-character> </number:fill-character>
      <number:text>-</number:text>
      <number:number number:decimal-places="0" number:min-decimal-places="0" number:min-integer-digits="2"/>
      <number:text> _)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45">
      <number:month/>
      <number:text>/</number:text>
      <number:day/>
      <number:text>/</number:text>
      <number:year number:style="long"/>
    </number:date-style>
    <number:time-style style:name="N144">
      <number:minutes number:style="long"/>
      <number:text>:</number:text>
      <number:seconds number:style="long"/>
    </number:time-style>
    <number:date-style style:name="N143">
      <number:day/>
      <number:text>-</number:text>
      <number:month number:textual="true"/>
      <number:text>-</number:text>
      <number:year/>
    </number:dat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41">
      <number:day/>
      <number:text>-</number:text>
      <number:month number:textual="true"/>
    </number:date-style>
    <number:time-style style:name="N140">
      <number:minutes number:style="long"/>
      <number:text>:</number:text>
      <number:seconds number:style="long" number:decimal-places="1"/>
    </number:time-style>
    <number:date-style style:name="N139">
      <number:month number:textual="true"/>
      <number:text>-</number:text>
      <number:year/>
    </number:dat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7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5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 _)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24P0" style:volatile="true"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 _)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HNISHI Ryohei</meta:initial-creator>
    <meta:creation-date>2026-01-28T10:14:53</meta:creation-date>
    <dc:date>2026-01-29T02:46:22.945085502</dc:date>
    <meta:generator>LibreOffice/7.3.7.2$Linux_X86_64 LibreOffice_project/30$Build-2</meta:generator>
    <meta:editing-duration>PT2H24M25S</meta:editing-duration>
    <meta:editing-cycles>20</meta:editing-cycles>
    <meta:document-statistic meta:table-count="3" meta:cell-count="2104" meta:object-count="2"/>
    <meta:user-defined meta:name="AppVersion">16.0300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RefreshAutoFilter
    Dim oDoc As Object
    Dim oDBRanges As Object
    Dim i As Integer

    oDoc = ThisComponent
    oDBRanges = oDoc.DatabaseRanges

    ' すべてのデータベース範囲（フィルタ範囲）を更新する
    For i = 0 To oDBRanges.Count - 1
        oDBRanges.getByIndex(i).refresh()
    Next i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741cm" svg:height="20.739cm" xlink:href=".." xlink:type="simple" chart:class="chart:scatter" chart:style-name="ch1">
        <chart:legend chart:legend-position="end" svg:x="20.942cm" svg:y="10.07cm" style:legend-expansion="high" chart:style-name="ch2"/>
        <chart:plot-area chart:style-name="ch3" table:cell-range-address="Sheet2.I2:Sheet2.J65" svg:x="0.474cm" svg:y="0.414cm" svg:width="19.994cm" svg:height="19.911cm">
          <chart:coordinate-region svg:x="0.858cm" svg:y="0.613cm" svg:width="19.278cm" svg:height="19.51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J2:Sheet2.J65" chart:class="chart:scatter">
            <chart:domain table:cell-range-address="Sheet2.I2:Sheet2.I65"/>
            <chart:data-point chart:repeated="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2.I2:Sheet2.I65</svg:desc>
                </draw:g>
              </table:table-cell>
              <table:table-cell office:value-type="float" office:value="0">
                <text:p>0</text:p>
                <draw:g>
                  <svg:desc>Sheet2.J2:Sheet2.J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3251840891798">
                <text:p>1.93251840891798</text:p>
              </table:table-cell>
              <table:table-cell office:value-type="float" office:value="0.514700949612773">
                <text:p>0.5147009496127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3262794416288">
                <text:p>1.732627944162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178174593052">
                <text:p>1.4178174593052</text:p>
              </table:table-cell>
              <table:table-cell office:value-type="float" office:value="1.4178174593052">
                <text:p>1.41781745930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.73262794416288">
                <text:p>1.732627944162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14700949612773">
                <text:p>0.514700949612773</text:p>
              </table:table-cell>
              <table:table-cell office:value-type="float" office:value="1.93251840891798">
                <text:p>1.932518408917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73555739531044E-017">
                <text:p>6.73555739531044E-0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514700949612773">
                <text:p>-0.514700949612773</text:p>
              </table:table-cell>
              <table:table-cell office:value-type="float" office:value="1.93251840891798">
                <text:p>1.932518408917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">
                <text:p>-1</text:p>
              </table:table-cell>
              <table:table-cell office:value-type="float" office:value="1.73262794416288">
                <text:p>1.732627944162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4178174593052">
                <text:p>-1.4178174593052</text:p>
              </table:table-cell>
              <table:table-cell office:value-type="float" office:value="1.4178174593052">
                <text:p>1.41781745930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73262794416288">
                <text:p>-1.732627944162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93251840891798">
                <text:p>-1.93251840891798</text:p>
              </table:table-cell>
              <table:table-cell office:value-type="float" office:value="0.514700949612773">
                <text:p>0.5147009496127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">
                <text:p>-2</text:p>
              </table:table-cell>
              <table:table-cell office:value-type="float" office:value="1.34711147906209E-016">
                <text:p>1.34711147906209E-0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93251840891798">
                <text:p>-1.93251840891798</text:p>
              </table:table-cell>
              <table:table-cell office:value-type="float" office:value="-0.514700949612773">
                <text:p>-0.5147009496127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73262794416288">
                <text:p>-1.732627944162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4178174593052">
                <text:p>-1.4178174593052</text:p>
              </table:table-cell>
              <table:table-cell office:value-type="float" office:value="-1.4178174593052">
                <text:p>-1.41781745930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">
                <text:p>-1</text:p>
              </table:table-cell>
              <table:table-cell office:value-type="float" office:value="-1.73262794416288">
                <text:p>-1.732627944162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514700949612773">
                <text:p>-0.514700949612773</text:p>
              </table:table-cell>
              <table:table-cell office:value-type="float" office:value="-1.93251840891798">
                <text:p>-1.932518408917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73555739531044E-017">
                <text:p>6.73555739531044E-01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14700949612773">
                <text:p>0.514700949612773</text:p>
              </table:table-cell>
              <table:table-cell office:value-type="float" office:value="-1.93251840891798">
                <text:p>-1.932518408917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1.73262794416288">
                <text:p>-1.732627944162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178174593052">
                <text:p>1.4178174593052</text:p>
              </table:table-cell>
              <table:table-cell office:value-type="float" office:value="-1.4178174593052">
                <text:p>-1.41781745930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73262794416288">
                <text:p>1.732627944162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93251840891798">
                <text:p>1.93251840891798</text:p>
              </table:table-cell>
              <table:table-cell office:value-type="float" office:value="-0.514700949612773">
                <text:p>-0.5147009496127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136618828645">
                <text:p>1.4136618828645</text:p>
              </table:table-cell>
              <table:table-cell office:value-type="float" office:value="0.516222157658236">
                <text:p>0.5162221576582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5264888743088">
                <text:p>1.15264888743088</text:p>
              </table:table-cell>
              <table:table-cell office:value-type="float" office:value="0.967066370655193">
                <text:p>0.9670663706551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5">
                <text:p>0.75</text:p>
              </table:table-cell>
              <table:table-cell office:value-type="float" office:value="1.30262794416288">
                <text:p>1.302627944162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61012995433623">
                <text:p>0.261012995433623</text:p>
              </table:table-cell>
              <table:table-cell office:value-type="float" office:value="1.47328852831343">
                <text:p>1.473288528313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261012995433623">
                <text:p>-0.261012995433623</text:p>
              </table:table-cell>
              <table:table-cell office:value-type="float" office:value="1.47328852831343">
                <text:p>1.473288528313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75">
                <text:p>-0.75</text:p>
              </table:table-cell>
              <table:table-cell office:value-type="float" office:value="1.30262794416288">
                <text:p>1.302627944162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15264888743088">
                <text:p>-1.15264888743088</text:p>
              </table:table-cell>
              <table:table-cell office:value-type="float" office:value="0.967066370655193">
                <text:p>0.9670663706551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4136618828645">
                <text:p>-1.4136618828645</text:p>
              </table:table-cell>
              <table:table-cell office:value-type="float" office:value="0.516222157658236">
                <text:p>0.5162221576582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5">
                <text:p>-1.5</text:p>
              </table:table-cell>
              <table:table-cell office:value-type="float" office:value="1.34711147906209E-016">
                <text:p>1.34711147906209E-0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4136618828645">
                <text:p>-1.4136618828645</text:p>
              </table:table-cell>
              <table:table-cell office:value-type="float" office:value="-0.516222157658236">
                <text:p>-0.5162221576582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15264888743088">
                <text:p>-1.15264888743088</text:p>
              </table:table-cell>
              <table:table-cell office:value-type="float" office:value="-0.967066370655193">
                <text:p>-0.9670663706551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75">
                <text:p>-0.75</text:p>
              </table:table-cell>
              <table:table-cell office:value-type="float" office:value="-1.30262794416288">
                <text:p>-1.302627944162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261012995433623">
                <text:p>-0.261012995433623</text:p>
              </table:table-cell>
              <table:table-cell office:value-type="float" office:value="-1.47328852831343">
                <text:p>-1.473288528313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61012995433623">
                <text:p>0.261012995433623</text:p>
              </table:table-cell>
              <table:table-cell office:value-type="float" office:value="-1.47328852831343">
                <text:p>-1.473288528313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5">
                <text:p>0.75</text:p>
              </table:table-cell>
              <table:table-cell office:value-type="float" office:value="-1.30262794416288">
                <text:p>-1.302627944162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5264888743088">
                <text:p>1.15264888743088</text:p>
              </table:table-cell>
              <table:table-cell office:value-type="float" office:value="-0.967066370655193">
                <text:p>-0.9670663706551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4136618828645">
                <text:p>1.4136618828645</text:p>
              </table:table-cell>
              <table:table-cell office:value-type="float" office:value="-0.516222157658236">
                <text:p>-0.5162221576582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62627944162883">
                <text:p>0.86262794416288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">
                <text:p>0.5</text:p>
              </table:table-cell>
              <table:table-cell office:value-type="float" office:value="0.862627944162882">
                <text:p>0.8626279441628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.73555739531044E-017">
                <text:p>6.73555739531044E-0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5">
                <text:p>-0.5</text:p>
              </table:table-cell>
              <table:table-cell office:value-type="float" office:value="0.862627944162883">
                <text:p>0.8626279441628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862627944162883">
                <text:p>-0.86262794416288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">
                <text:p>-1</text:p>
              </table:table-cell>
              <table:table-cell office:value-type="float" office:value="1.34711147906209E-016">
                <text:p>1.34711147906209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862627944162883">
                <text:p>-0.86262794416288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5">
                <text:p>-0.5</text:p>
              </table:table-cell>
              <table:table-cell office:value-type="float" office:value="-0.862627944162883">
                <text:p>-0.8626279441628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73555739531044E-017">
                <text:p>6.73555739531044E-0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">
                <text:p>0.5</text:p>
              </table:table-cell>
              <table:table-cell office:value-type="float" office:value="-0.862627944162882">
                <text:p>-0.8626279441628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62627944162883">
                <text:p>0.862627944162883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5">
                <text:p>0.25</text:p>
              </table:table-cell>
              <table:table-cell office:value-type="float" office:value="0.432627944162882">
                <text:p>0.4326279441628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25">
                <text:p>-0.25</text:p>
              </table:table-cell>
              <table:table-cell office:value-type="float" office:value="0.432627944162883">
                <text:p>0.4326279441628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5">
                <text:p>-0.5</text:p>
              </table:table-cell>
              <table:table-cell office:value-type="float" office:value="1.34711147906209E-016">
                <text:p>1.34711147906209E-0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25">
                <text:p>-0.25</text:p>
              </table:table-cell>
              <table:table-cell office:value-type="float" office:value="-0.432627944162883">
                <text:p>-0.4326279441628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5">
                <text:p>0.25</text:p>
              </table:table-cell>
              <table:table-cell office:value-type="float" office:value="-0.432627944162882">
                <text:p>-0.4326279441628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069cm" svg:height="16.84cm" xlink:href=".." xlink:type="simple" chart:class="chart:scatter" chart:style-name="ch1">
        <chart:legend chart:legend-position="end" svg:x="16.217cm" svg:y="7.872cm" style:legend-expansion="high" chart:style-name="ch2"/>
        <chart:plot-area chart:style-name="ch3" table:cell-range-address="Sheet3.B3:Sheet3.C42 Sheet3.I3:Sheet3.I39" svg:x="0.381cm" svg:y="0.336cm" svg:width="15.455cm" svg:height="16.168cm">
          <chart:coordinate-region svg:x="0.527cm" svg:y="0.535cm" svg:width="15.215cm" svg:height="15.7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C3:Sheet3.C42" chart:class="chart:scatter">
            <chart:domain table:cell-range-address="Sheet3.B3:Sheet3.B42"/>
            <chart:data-point chart:repeated="40"/>
          </chart:series>
          <chart:series chart:style-name="ch8" chart:values-cell-range-address="Sheet3.I3:Sheet3.I39" chart:class="chart:scatter">
            <chart:domain table:cell-range-address="Sheet3.H3:Sheet3.H39"/>
            <chart:data-point chart:repeated="3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B3:Sheet3.B42</svg:desc>
                </draw:g>
              </table:table-cell>
              <table:table-cell office:value-type="float" office:value="0">
                <text:p>0</text:p>
                <draw:g>
                  <svg:desc>Sheet3.C3:Sheet3.C42</svg:desc>
                </draw:g>
              </table:table-cell>
              <table:table-cell office:value-type="float" office:value="-0.25">
                <text:p>-0.25</text:p>
                <draw:g>
                  <svg:desc>Sheet3.H3:Sheet3.H39</svg:desc>
                </draw:g>
              </table:table-cell>
              <table:table-cell office:value-type="float" office:value="-0.433012701892219">
                <text:p>-0.433012701892219</text:p>
                <draw:g>
                  <svg:desc>Sheet3.I3:Sheet3.I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3939570022993">
                <text:p>0.223939570022993</text:p>
              </table:table-cell>
              <table:table-cell office:value-type="float" office:value="-0.654014352896629">
                <text:p>-0.6540143528966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2905546699921">
                <text:p>0.72905546699921</text:p>
              </table:table-cell>
              <table:table-cell office:value-type="float" office:value="-0.789359749575528">
                <text:p>-0.7893597495755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25">
                <text:p>1.25</text:p>
              </table:table-cell>
              <table:table-cell office:value-type="float" office:value="-0.834936490538904">
                <text:p>-0.8349364905389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77094453300079">
                <text:p>1.77094453300079</text:p>
              </table:table-cell>
              <table:table-cell office:value-type="float" office:value="-0.789359749575528">
                <text:p>-0.7893597495755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2.27606042997701">
                <text:p>2.27606042997701</text:p>
              </table:table-cell>
              <table:table-cell office:value-type="float" office:value="-0.65401435289663">
                <text:p>-0.654014352896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.5">
                <text:p>0.5</text:p>
              </table:table-cell>
              <table:table-cell office:value-type="float" office:value="2.75">
                <text:p>2.75</text:p>
              </table:table-cell>
              <table:table-cell office:value-type="float" office:value="-0.43301270189222">
                <text:p>-0.433012701892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3.17836282905962">
                <text:p>3.17836282905962</text:p>
              </table:table-cell>
              <table:table-cell office:value-type="float" office:value="-0.133069819895839">
                <text:p>-0.1330698198958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3.54813332935693">
                <text:p>3.54813332935693</text:p>
              </table:table-cell>
              <table:table-cell office:value-type="float" office:value="0.236700680401477">
                <text:p>0.2367006804014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3.84807621135332">
                <text:p>3.84807621135332</text:p>
              </table:table-cell>
              <table:table-cell office:value-type="float" office:value="0.665063509461095">
                <text:p>0.6650635094610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.06907786235773">
                <text:p>4.06907786235773</text:p>
              </table:table-cell>
              <table:table-cell office:value-type="float" office:value="1.13900307948409">
                <text:p>1.139003079484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4.20442325903662">
                <text:p>4.20442325903662</text:p>
              </table:table-cell>
              <table:table-cell office:value-type="float" office:value="1.6441189764603">
                <text:p>1.64411897646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.25">
                <text:p>4.25</text:p>
              </table:table-cell>
              <table:table-cell office:value-type="float" office:value="2.16506350946109">
                <text:p>2.165063509461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4.20442325903663">
                <text:p>4.20442325903663</text:p>
              </table:table-cell>
              <table:table-cell office:value-type="float" office:value="2.68600804246189">
                <text:p>2.686008042461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4.06907786235773">
                <text:p>4.06907786235773</text:p>
              </table:table-cell>
              <table:table-cell office:value-type="float" office:value="3.1911239394381">
                <text:p>3.19112393943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3.84807621135332">
                <text:p>3.84807621135332</text:p>
              </table:table-cell>
              <table:table-cell office:value-type="float" office:value="3.6650635094611">
                <text:p>3.66506350946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  <table:table-cell office:value-type="float" office:value="3.54813332935694">
                <text:p>3.54813332935694</text:p>
              </table:table-cell>
              <table:table-cell office:value-type="float" office:value="4.09342633852071">
                <text:p>4.093426338520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3.17836282905962">
                <text:p>3.17836282905962</text:p>
              </table:table-cell>
              <table:table-cell office:value-type="float" office:value="4.46319683881803">
                <text:p>4.463196838818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.75">
                <text:p>2.75</text:p>
              </table:table-cell>
              <table:table-cell office:value-type="float" office:value="4.76313972081441">
                <text:p>4.763139720814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2.27606042997701">
                <text:p>2.27606042997701</text:p>
              </table:table-cell>
              <table:table-cell office:value-type="float" office:value="4.98414137181882">
                <text:p>4.984141371818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77094453300079">
                <text:p>1.77094453300079</text:p>
              </table:table-cell>
              <table:table-cell office:value-type="float" office:value="5.11948676849772">
                <text:p>5.119486768497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1.25">
                <text:p>1.25</text:p>
              </table:table-cell>
              <table:table-cell office:value-type="float" office:value="5.1650635094611">
                <text:p>5.16506350946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5">
                <text:p>1.5</text:p>
              </table:table-cell>
              <table:table-cell office:value-type="float" office:value="2.5">
                <text:p>2.5</text:p>
              </table:table-cell>
              <table:table-cell office:value-type="float" office:value="0.72905546699921">
                <text:p>0.72905546699921</text:p>
              </table:table-cell>
              <table:table-cell office:value-type="float" office:value="5.11948676849772">
                <text:p>5.11948676849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.223939570022995">
                <text:p>0.223939570022995</text:p>
              </table:table-cell>
              <table:table-cell office:value-type="float" office:value="4.98414137181882">
                <text:p>4.984141371818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  <table:table-cell office:value-type="float" office:value="-0.249999999999998">
                <text:p>-0.249999999999998</text:p>
              </table:table-cell>
              <table:table-cell office:value-type="float" office:value="4.76313972081441">
                <text:p>4.763139720814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-0.678362829059617">
                <text:p>-0.678362829059617</text:p>
              </table:table-cell>
              <table:table-cell office:value-type="float" office:value="4.46319683881803">
                <text:p>4.463196838818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-1.04813332935693">
                <text:p>-1.04813332935693</text:p>
              </table:table-cell>
              <table:table-cell office:value-type="float" office:value="4.09342633852071">
                <text:p>4.093426338520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">
                <text:p>0.5</text:p>
              </table:table-cell>
              <table:table-cell office:value-type="float" office:value="3">
                <text:p>3</text:p>
              </table:table-cell>
              <table:table-cell office:value-type="float" office:value="-1.34807621135332">
                <text:p>-1.34807621135332</text:p>
              </table:table-cell>
              <table:table-cell office:value-type="float" office:value="3.6650635094611">
                <text:p>3.66506350946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-1.56907786235772">
                <text:p>-1.56907786235772</text:p>
              </table:table-cell>
              <table:table-cell office:value-type="float" office:value="3.1911239394381">
                <text:p>3.19112393943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-1.70442325903662">
                <text:p>-1.70442325903662</text:p>
              </table:table-cell>
              <table:table-cell office:value-type="float" office:value="2.68600804246189">
                <text:p>2.686008042461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-1.75">
                <text:p>-1.75</text:p>
              </table:table-cell>
              <table:table-cell office:value-type="float" office:value="2.1650635094611">
                <text:p>2.16506350946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  <table:table-cell office:value-type="float" office:value="-1.70442325903662">
                <text:p>-1.70442325903662</text:p>
              </table:table-cell>
              <table:table-cell office:value-type="float" office:value="1.6441189764603">
                <text:p>1.64411897646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-1.56907786235772">
                <text:p>-1.56907786235772</text:p>
              </table:table-cell>
              <table:table-cell office:value-type="float" office:value="1.13900307948409">
                <text:p>1.139003079484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-1.34807621135332">
                <text:p>-1.34807621135332</text:p>
              </table:table-cell>
              <table:table-cell office:value-type="float" office:value="0.665063509461096">
                <text:p>0.6650635094610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-1.04813332935693">
                <text:p>-1.04813332935693</text:p>
              </table:table-cell>
              <table:table-cell office:value-type="float" office:value="0.236700680401478">
                <text:p>0.2367006804014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-0.678362829059617">
                <text:p>-0.678362829059617</text:p>
              </table:table-cell>
              <table:table-cell office:value-type="float" office:value="-0.133069819895838">
                <text:p>-0.1330698198958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-0.25">
                <text:p>-0.25</text:p>
              </table:table-cell>
              <table:table-cell office:value-type="float" office:value="-0.433012701892219">
                <text:p>-0.4330127018922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5">
                <text:p>1.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